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officeooo:rsid="0002d88f" officeooo:paragraph-rsid="006f4cb2"/>
    </style:style>
    <style:style style:name="P4" style:family="paragraph" style:parent-style-name="Standard">
      <style:text-properties officeooo:rsid="00ce615c" officeooo:paragraph-rsid="00ea8470"/>
    </style:style>
    <style:style style:name="P5" style:family="paragraph" style:parent-style-name="Code">
      <style:text-properties fo:font-size="10.5pt" style:font-size-asian="10.5pt" style:font-size-complex="10.5pt"/>
    </style:style>
    <style:style style:name="P6" style:family="paragraph" style:parent-style-name="Code">
      <style:text-properties fo:font-size="10pt" style:font-size-asian="10pt" style:font-size-complex="10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font-style="italic" officeooo:rsid="01ddbda3" officeooo:paragraph-rsid="01ddbda3" style:font-style-asian="italic" style:font-style-complex="italic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1ddbda3" officeooo:paragraph-rsid="01ddbda3" style:font-style-asian="normal" style:font-style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4" style:family="paragraph" style:parent-style-name="Text_20_body">
      <style:text-properties officeooo:paragraph-rsid="024a8677"/>
    </style:style>
    <style:style style:name="P15" style:family="paragraph" style:parent-style-name="Text_20_body">
      <style:text-properties officeooo:paragraph-rsid="024b0551"/>
    </style:style>
    <style:style style:name="P16" style:family="paragraph" style:parent-style-name="Text_20_body">
      <style:text-properties officeooo:paragraph-rsid="024cfa6d"/>
    </style:style>
    <style:style style:name="P17" style:family="paragraph" style:parent-style-name="Text_20_body">
      <style:text-properties officeooo:paragraph-rsid="0250932d"/>
    </style:style>
    <style:style style:name="P18" style:family="paragraph" style:parent-style-name="Text_20_body">
      <style:text-properties officeooo:paragraph-rsid="0251a7e1"/>
    </style:style>
    <style:style style:name="P19" style:family="paragraph" style:parent-style-name="Text_20_body">
      <style:text-properties officeooo:paragraph-rsid="02534438"/>
    </style:style>
    <style:style style:name="P20" style:family="paragraph" style:parent-style-name="Text_20_body">
      <style:text-properties officeooo:paragraph-rsid="025bb280"/>
    </style:style>
    <style:style style:name="P21" style:family="paragraph" style:parent-style-name="Text_20_body">
      <style:text-properties officeooo:paragraph-rsid="026b384e"/>
    </style:style>
    <style:style style:name="P22" style:family="paragraph" style:parent-style-name="Text_20_body">
      <style:text-properties officeooo:paragraph-rsid="0272e3da"/>
    </style:style>
    <style:style style:name="P23" style:family="paragraph" style:parent-style-name="Title">
      <style:paragraph-properties fo:text-align="center" style:justify-single-word="false"/>
      <style:text-properties officeooo:paragraph-rsid="024911b4"/>
    </style:style>
    <style:style style:name="P24" style:family="paragraph" style:parent-style-name="Text_20_body">
      <style:text-properties officeooo:rsid="027ebe9b" officeooo:paragraph-rsid="027ebe9b"/>
    </style:style>
    <style:style style:name="P25" style:family="paragraph" style:parent-style-name="Text_20_body">
      <style:text-properties officeooo:rsid="02809f15" officeooo:paragraph-rsid="02809f15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 style:list-style-name=""/>
    <style:style style:name="P28" style:family="paragraph" style:parent-style-name="Heading_20_2">
      <style:paragraph-properties fo:margin-top="0.423cm" fo:margin-bottom="0.212cm" style:contextual-spacing="false" fo:keep-with-next="always"/>
      <style:text-properties style:font-name="Arial" style:font-name-asian="WenQuanYi Micro Hei" style:font-name-complex="Lohit Hindi2"/>
    </style:style>
    <style:style style:name="P29" style:family="paragraph" style:parent-style-name="Heading_20_3">
      <style:paragraph-properties fo:keep-with-next="always"/>
      <style:text-properties style:font-name="Arial" style:font-name-asian="WenQuanYi Micro Hei" style:font-name-complex="Lohit Hindi2"/>
    </style:style>
    <style:style style:name="P30" style:family="paragraph" style:parent-style-name="Heading_20_3">
      <style:paragraph-properties fo:keep-with-next="always"/>
      <style:text-properties style:font-name="Arial" officeooo:paragraph-rsid="02847d39" style:font-name-asian="WenQuanYi Micro Hei" style:font-name-complex="Lohit Hindi2"/>
    </style:style>
    <style:style style:name="P31" style:family="paragraph" style:parent-style-name="Standard" style:list-style-name="L1">
      <style:text-properties officeooo:rsid="00ce615c" officeooo:paragraph-rsid="006f4cb2"/>
    </style:style>
    <style:style style:name="P32" style:family="paragraph" style:parent-style-name="Standard" style:list-style-name="L1">
      <style:text-properties officeooo:rsid="02714c4e" officeooo:paragraph-rsid="02714c4e"/>
    </style:style>
    <style:style style:name="P33" style:family="paragraph" style:parent-style-name="Standard" style:list-style-name="L1">
      <style:text-properties officeooo:rsid="017278c8" officeooo:paragraph-rsid="006f4cb2"/>
    </style:style>
    <style:style style:name="P34" style:family="paragraph" style:parent-style-name="Text_20_body" style:list-style-name="L2"/>
    <style:style style:name="P35" style:family="paragraph" style:parent-style-name="Text_20_body" style:list-style-name="L3"/>
    <style:style style:name="P36" style:family="paragraph" style:parent-style-name="Text_20_body" style:list-style-name="L3">
      <style:text-properties officeooo:paragraph-rsid="0258f08b"/>
    </style:style>
    <style:style style:name="P37" style:family="paragraph" style:parent-style-name="Text_20_body" style:list-style-name="L3">
      <style:text-properties officeooo:rsid="0258f08b" officeooo:paragraph-rsid="0258f08b"/>
    </style:style>
    <style:style style:name="P38" style:family="paragraph" style:parent-style-name="Text_20_body" style:list-style-name="L4"/>
    <style:style style:name="P39" style:family="paragraph" style:parent-style-name="Text_20_body" style:list-style-name="L4">
      <style:text-properties officeooo:paragraph-rsid="024b0551"/>
    </style:style>
    <style:style style:name="P40" style:family="paragraph" style:parent-style-name="Text_20_body" style:list-style-name="L5"/>
    <style:style style:name="P41" style:family="paragraph" style:parent-style-name="Text_20_body" style:list-style-name="L6"/>
    <style:style style:name="P42" style:family="paragraph" style:parent-style-name="Text_20_body" style:list-style-name="L7"/>
    <style:style style:name="P43" style:family="paragraph" style:parent-style-name="Text_20_body" style:list-style-name="L8"/>
    <style:style style:name="P44" style:family="paragraph" style:parent-style-name="Text_20_body" style:list-style-name="L9"/>
    <style:style style:name="P45" style:family="paragraph" style:parent-style-name="Text_20_body" style:list-style-name="L10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Text_20_body" style:list-style-name="L12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Text_20_body" style:list-style-name="L15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Text_20_body" style:list-style-name="L19">
      <style:text-properties fo:font-style="italic" fo:font-weight="bold" style:font-style-asian="italic" style:font-weight-asian="bold" style:font-style-complex="italic" style:font-weight-complex="bold"/>
    </style:style>
    <style:style style:name="P49" style:family="paragraph" style:parent-style-name="Text_20_body" style:list-style-name="L28">
      <style:text-properties fo:font-style="italic" fo:font-weight="bold" style:font-style-asian="italic" style:font-weight-asian="bold" style:font-style-complex="italic" style:font-weight-complex="bold"/>
    </style:style>
    <style:style style:name="P50" style:family="paragraph" style:parent-style-name="Text_20_body" style:list-style-name="L18">
      <style:text-properties fo:font-style="italic" style:font-style-asian="italic" style:font-style-complex="italic"/>
    </style:style>
    <style:style style:name="P51" style:family="paragraph" style:parent-style-name="Text_20_body" style:list-style-name="L11"/>
    <style:style style:name="P52" style:family="paragraph" style:parent-style-name="Text_20_body" style:list-style-name="L13"/>
    <style:style style:name="P53" style:family="paragraph" style:parent-style-name="Text_20_body" style:list-style-name="L14"/>
    <style:style style:name="P54" style:family="paragraph" style:parent-style-name="Text_20_body" style:list-style-name="L16"/>
    <style:style style:name="P55" style:family="paragraph" style:parent-style-name="Text_20_body" style:list-style-name="L17"/>
    <style:style style:name="P56" style:family="paragraph" style:parent-style-name="Text_20_body" style:list-style-name="L20"/>
    <style:style style:name="P57" style:family="paragraph" style:parent-style-name="Text_20_body" style:list-style-name="L21"/>
    <style:style style:name="P58" style:family="paragraph" style:parent-style-name="Text_20_body" style:list-style-name="L22"/>
    <style:style style:name="P59" style:family="paragraph" style:parent-style-name="Text_20_body" style:list-style-name="L23"/>
    <style:style style:name="P60" style:family="paragraph" style:parent-style-name="Text_20_body" style:list-style-name="L24"/>
    <style:style style:name="P61" style:family="paragraph" style:parent-style-name="Text_20_body" style:list-style-name="L25"/>
    <style:style style:name="P62" style:family="paragraph" style:parent-style-name="Text_20_body" style:list-style-name="L26"/>
    <style:style style:name="P63" style:family="paragraph" style:parent-style-name="Text_20_body" style:list-style-name="L27"/>
    <style:style style:name="P64" style:family="paragraph" style:parent-style-name="Text_20_body">
      <style:text-properties officeooo:rsid="0281b1bb" officeooo:paragraph-rsid="0281b1b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25bb280" style:font-style-asian="italic" style:font-style-complex="italic"/>
    </style:style>
    <style:style style:name="T4" style:family="text">
      <style:text-properties fo:font-style="italic" officeooo:rsid="02722425" style:font-style-asian="italic" style:font-style-complex="italic"/>
    </style:style>
    <style:style style:name="T5" style:family="text">
      <style:text-properties fo:font-style="italic" officeooo:rsid="0272e3da" style:font-style-asian="italic" style:font-style-complex="italic"/>
    </style:style>
    <style:style style:name="T6" style:family="text">
      <style:text-properties fo:font-style="italic" officeooo:rsid="027a7bc3" style:font-style-asian="italic" style:font-style-complex="italic"/>
    </style:style>
    <style:style style:name="T7" style:family="text">
      <style:text-properties fo:font-style="italic" officeooo:rsid="02847d39" style:font-style-asian="italic" style:font-style-complex="italic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0" style:family="text">
      <style:text-properties style:font-name="Tahoma" fo:font-size="18pt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officeooo:rsid="024911b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2534438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2722425" style:font-style-asian="normal" style:font-style-complex="normal"/>
    </style:style>
    <style:style style:name="T17" style:family="text">
      <style:text-properties officeooo:rsid="025bb280"/>
    </style:style>
    <style:style style:name="T18" style:family="text">
      <style:text-properties officeooo:rsid="026b9815"/>
    </style:style>
    <style:style style:name="T19" style:family="text">
      <style:text-properties fo:color="#0451a5" loext:opacity="100%"/>
    </style:style>
    <style:style style:name="T20" style:family="text">
      <style:text-properties fo:color="#098658" loext:opacity="100%"/>
    </style:style>
    <style:style style:name="T21" style:family="text">
      <style:text-properties fo:color="#a31515" loext:opacity="100%"/>
    </style:style>
    <style:style style:name="T22" style:family="text">
      <style:text-properties officeooo:rsid="026dbf3c"/>
    </style:style>
    <style:style style:name="T23" style:family="text">
      <style:text-properties officeooo:rsid="02722425"/>
    </style:style>
    <style:style style:name="T24" style:family="text">
      <style:text-properties officeooo:rsid="0272e3da"/>
    </style:style>
    <style:style style:name="T25" style:family="text">
      <style:text-properties officeooo:rsid="0273deb4"/>
    </style:style>
    <style:style style:name="T26" style:family="text">
      <style:text-properties officeooo:rsid="027f9d81"/>
    </style:style>
    <style:style style:name="T27" style:family="text">
      <style:text-properties officeooo:rsid="0283b6d5"/>
    </style:style>
    <style:style style:name="T28" style:family="text">
      <style:text-properties style:font-name="Arial" fo:font-style="italic" style:font-name-asian="WenQuanYi Micro Hei" style:font-style-asian="italic" style:font-name-complex="Lohit Hindi2" style:font-style-complex="italic"/>
    </style:style>
    <style:style style:name="T29" style:family="text">
      <style:text-properties officeooo:rsid="02847d3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1">Cahier de TP <text:line-break/>« </text:span><text:span text:style-name="T10">Microservices avec Quarkus</text:span><text:span text:style-name="T11">»</text:span></text:p>
      <text:p text:style-name="P3"/>
      <text:p text:style-name="P1">Pré-requis : </text:p>
      <text:list text:style-name="L1">
        <text:list-item>
          <text:p text:style-name="P31">Git</text:p>
        </text:list-item>
        <text:list-item>
          <text:p text:style-name="P31">JDK<text:span text:style-name="T12">21</text:span>+</text:p>
        </text:list-item>
        <text:list-item>
          <text:p text:style-name="P31">Docker</text:p>
        </text:list-item>
        <text:list-item>
          <text:p text:style-name="P31">Distribution Kubernetes : kind recommandée</text:p>
        </text:list-item>
        <text:list-item>
          <text:p text:style-name="P31">IDE : Eclipse, VSCode ou IntelliJ</text:p>
        </text:list-item>
        <text:list-item>
          <text:p text:style-name="P31">lombok</text:p>
        </text:list-item>
        <text:list-item>
          <text:p text:style-name="P32">Installation SDK</text:p>
        </text:list-item>
      </text:list>
      <text:p text:style-name="P4"/>
      <text:p text:style-name="P12">Solutions des ateliers :</text:p>
      <text:p text:style-name="P10">https://github.com/dthibau/quarkus-solutions</text:p>
      <text:list text:continue-numbering="true" text:style-name="L1">
        <text:list-header>
          <text:p text:style-name="P33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7"><text:a xlink:type="simple" xlink:href="#__RefHeading___Toc4057_1367180548" text:style-name="Index_20_Link" text:visited-style-name="Index_20_Link">Ateliers 1 : Développer avec Quarkus<text:tab/>3</text:a></text:p>
          <text:p text:style-name="P8"><text:a xlink:type="simple" xlink:href="#__RefHeading___Toc4059_1367180548" text:style-name="Index_20_Link" text:visited-style-name="Index_20_Link">1.1 Démarrage projet<text:tab/>3</text:a></text:p>
          <text:p text:style-name="P9"><text:a xlink:type="simple" xlink:href="#__RefHeading___Toc4061_1367180548" text:style-name="Index_20_Link" text:visited-style-name="Index_20_Link">1.1.1 Création de projet<text:tab/>3</text:a></text:p>
          <text:p text:style-name="P9"><text:a xlink:type="simple" xlink:href="#__RefHeading___Toc4063_1367180548" text:style-name="Index_20_Link" text:visited-style-name="Index_20_Link">1.1.2 Mise en place IDE<text:tab/>3</text:a></text:p>
          <text:p text:style-name="P8"><text:a xlink:type="simple" xlink:href="#__RefHeading___Toc4065_1367180548" text:style-name="Index_20_Link" text:visited-style-name="Index_20_Link">1.2 : Annotations CDI<text:tab/>4</text:a></text:p>
          <text:p text:style-name="P9"><text:a xlink:type="simple" xlink:href="#__RefHeading___Toc4067_1367180548" text:style-name="Index_20_Link" text:visited-style-name="Index_20_Link">1.2.1 Mise à jour pom.xml<text:tab/>4</text:a></text:p>
          <text:p text:style-name="P9"><text:a xlink:type="simple" xlink:href="#__RefHeading___Toc4069_1367180548" text:style-name="Index_20_Link" text:visited-style-name="Index_20_Link">1.2.2 Beans et injection<text:tab/>4</text:a></text:p>
          <text:p text:style-name="P9"><text:a xlink:type="simple" xlink:href="#__RefHeading___Toc4157_1367180548" text:style-name="Index_20_Link" text:visited-style-name="Index_20_Link">1.2.3 Intercepteurs<text:tab/>4</text:a></text:p>
          <text:p text:style-name="P8"><text:a xlink:type="simple" xlink:href="#__RefHeading___Toc4071_1367180548" text:style-name="Index_20_Link" text:visited-style-name="Index_20_Link">1.3 : Configuration, Profils, Trace, Natifs et tests<text:tab/>4</text:a></text:p>
          <text:p text:style-name="P9"><text:a xlink:type="simple" xlink:href="#__RefHeading___Toc4073_1367180548" text:style-name="Index_20_Link" text:visited-style-name="Index_20_Link">1.3.1 Configuration<text:tab/>5</text:a></text:p>
          <text:p text:style-name="P9"><text:a xlink:type="simple" xlink:href="#__RefHeading___Toc4075_1367180548" text:style-name="Index_20_Link" text:visited-style-name="Index_20_Link">1.3.2 Profils<text:tab/>5</text:a></text:p>
          <text:p text:style-name="P9"><text:a xlink:type="simple" xlink:href="#__RefHeading___Toc4077_1367180548" text:style-name="Index_20_Link" text:visited-style-name="Index_20_Link">1.3.3 Configuration des traces<text:tab/>5</text:a></text:p>
          <text:p text:style-name="P9"><text:a xlink:type="simple" xlink:href="#__RefHeading___Toc4079_1367180548" text:style-name="Index_20_Link" text:visited-style-name="Index_20_Link">1.3.4 Construction Native<text:tab/>5</text:a></text:p>
          <text:p text:style-name="P9"><text:a xlink:type="simple" xlink:href="#__RefHeading___Toc4081_1367180548" text:style-name="Index_20_Link" text:visited-style-name="Index_20_Link">1.3.5 Tests<text:tab/>6</text:a></text:p>
          <text:p text:style-name="P7"><text:a xlink:type="simple" xlink:href="#__RefHeading___Toc4143_1367180548" text:style-name="Index_20_Link" text:visited-style-name="Index_20_Link">Ateliers 2 : Persistance<text:tab/>7</text:a></text:p>
          <text:p text:style-name="P8"><text:a xlink:type="simple" xlink:href="#__RefHeading___Toc4083_1367180548" text:style-name="Index_20_Link" text:visited-style-name="Index_20_Link">2.1 Hibernate, JPA<text:tab/>7</text:a></text:p>
          <text:p text:style-name="P8"><text:a xlink:type="simple" xlink:href="#__RefHeading___Toc4085_1367180548" text:style-name="Index_20_Link" text:visited-style-name="Index_20_Link">2.2 Panache<text:tab/>7</text:a></text:p>
          <text:p text:style-name="P8"><text:a xlink:type="simple" xlink:href="#__RefHeading___Toc4087_1367180548" text:style-name="Index_20_Link" text:visited-style-name="Index_20_Link">2.3 Panache réactif<text:tab/>7</text:a></text:p>
          <text:p text:style-name="P9"><text:a xlink:type="simple" xlink:href="#__RefHeading___Toc4089_1367180548" text:style-name="Index_20_Link" text:visited-style-name="Index_20_Link">2.3.1 Mise en place du projet<text:tab/>7</text:a></text:p>
          <text:p text:style-name="P9"><text:a xlink:type="simple" xlink:href="#__RefHeading___Toc4091_1367180548" text:style-name="Index_20_Link" text:visited-style-name="Index_20_Link">2.3.2 Implémentation Repository Pattern<text:tab/>8</text:a></text:p>
          <text:p text:style-name="P8"><text:a xlink:type="simple" xlink:href="#__RefHeading___Toc4093_1367180548" text:style-name="Index_20_Link" text:visited-style-name="Index_20_Link">2.4 Panache MongoDB<text:tab/>8</text:a></text:p>
          <text:p text:style-name="P9"><text:a xlink:type="simple" xlink:href="#__RefHeading___Toc4095_1367180548" text:style-name="Index_20_Link" text:visited-style-name="Index_20_Link">2.4.1 Mise en place<text:tab/>8</text:a></text:p>
          <text:p text:style-name="P9"><text:a xlink:type="simple" xlink:href="#__RefHeading___Toc4097_1367180548" text:style-name="Index_20_Link" text:visited-style-name="Index_20_Link">2.4.2 Implémentation<text:tab/>8</text:a></text:p>
          <text:p text:style-name="P7"><text:a xlink:type="simple" xlink:href="#__RefHeading___Toc4145_1367180548" text:style-name="Index_20_Link" text:visited-style-name="Index_20_Link">Ateliers 3 : API Rest<text:tab/>9</text:a></text:p>
          <text:p text:style-name="P8"><text:a xlink:type="simple" xlink:href="#__RefHeading___Toc4159_1367180548" text:style-name="Index_20_Link" text:visited-style-name="Index_20_Link">3.1 Mapping JAX-RS<text:tab/>9</text:a></text:p>
          <text:p text:style-name="P9"><text:a xlink:type="simple" xlink:href="#__RefHeading___Toc4099_1367180548" text:style-name="Index_20_Link" text:visited-style-name="Index_20_Link">3.1.1 Mode impératif<text:tab/>9</text:a></text:p>
          <text:p text:style-name="P9"><text:a xlink:type="simple" xlink:href="#__RefHeading___Toc4101_1367180548" text:style-name="Index_20_Link" text:visited-style-name="Index_20_Link">3.1.2 Mode réactif<text:tab/>9</text:a></text:p>
          <text:p text:style-name="P8"><text:a xlink:type="simple" xlink:href="#__RefHeading___Toc4180_1367180548" text:style-name="Index_20_Link" text:visited-style-name="Index_20_Link">3.2 Problématiques RestFul<text:tab/>10</text:a></text:p>
          <text:p text:style-name="P9"><text:a xlink:type="simple" xlink:href="#__RefHeading___Toc4103_1367180548" text:style-name="Index_20_Link" text:visited-style-name="Index_20_Link">3.2.1 Sérialisation avec Jackson et @JsonView<text:tab/>10</text:a></text:p>
          <text:p text:style-name="P9"><text:a xlink:type="simple" xlink:href="#__RefHeading___Toc4105_1367180548" text:style-name="Index_20_Link" text:visited-style-name="Index_20_Link">3.2.2 Exceptions, Validation et OpenAPI<text:tab/>10</text:a></text:p>
          <text:p text:style-name="P7"><text:a xlink:type="simple" xlink:href="#__RefHeading___Toc4147_1367180548" text:style-name="Index_20_Link" text:visited-style-name="Index_20_Link">Ateliers 4 : Interactions RPC<text:tab/>11</text:a></text:p>
          <text:p text:style-name="P8"><text:a xlink:type="simple" xlink:href="#__RefHeading___Toc4107_1367180548" text:style-name="Index_20_Link" text:visited-style-name="Index_20_Link">4.1 Rest Client<text:tab/>11</text:a></text:p>
          <text:p text:style-name="P9"><text:a xlink:type="simple" xlink:href="#__RefHeading___Toc4109_1367180548" text:style-name="Index_20_Link" text:visited-style-name="Index_20_Link"><text:soft-page-break/>4.1.1 Appel synchrone<text:tab/>11</text:a></text:p>
          <text:p text:style-name="P9"><text:a xlink:type="simple" xlink:href="#__RefHeading___Toc4111_1367180548" text:style-name="Index_20_Link" text:visited-style-name="Index_20_Link">4.1.2 Appel réactif<text:tab/>11</text:a></text:p>
          <text:p text:style-name="P8"><text:a xlink:type="simple" xlink:href="#__RefHeading___Toc4113_1367180548" text:style-name="Index_20_Link" text:visited-style-name="Index_20_Link">4.2 SOAP Client<text:tab/>11</text:a></text:p>
          <text:p text:style-name="P7"><text:a xlink:type="simple" xlink:href="#__RefHeading___Toc4149_1367180548" text:style-name="Index_20_Link" text:visited-style-name="Index_20_Link">Ateliers 5 : Messaging<text:tab/>13</text:a></text:p>
          <text:p text:style-name="P8"><text:a xlink:type="simple" xlink:href="#__RefHeading___Toc4115_1367180548" text:style-name="Index_20_Link" text:visited-style-name="Index_20_Link">5.1 Émission de message vers topic Kafka<text:tab/>13</text:a></text:p>
          <text:p text:style-name="P8"><text:a xlink:type="simple" xlink:href="#__RefHeading___Toc4117_1367180548" text:style-name="Index_20_Link" text:visited-style-name="Index_20_Link">5.2 Consommation de message<text:tab/>13</text:a></text:p>
          <text:p text:style-name="P8"><text:a xlink:type="simple" xlink:href="#__RefHeading___Toc4119_1367180548" text:style-name="Index_20_Link" text:visited-style-name="Index_20_Link">5.3 SSE<text:tab/>13</text:a></text:p>
          <text:p text:style-name="P7"><text:a xlink:type="simple" xlink:href="#__RefHeading___Toc4151_1367180548" text:style-name="Index_20_Link" text:visited-style-name="Index_20_Link">Ateliers 6 : Sécurité<text:tab/>14</text:a></text:p>
          <text:p text:style-name="P8"><text:a xlink:type="simple" xlink:href="#__RefHeading___Toc4121_1367180548" text:style-name="Index_20_Link" text:visited-style-name="Index_20_Link">6.1 Authentification HTTP<text:tab/>14</text:a></text:p>
          <text:p text:style-name="P8"><text:a xlink:type="simple" xlink:href="#__RefHeading___Toc4123_1367180548" text:style-name="Index_20_Link" text:visited-style-name="Index_20_Link">6.2 OpenID Connect<text:tab/>14</text:a></text:p>
          <text:p text:style-name="P9"><text:a xlink:type="simple" xlink:href="#__RefHeading___Toc4125_1367180548" text:style-name="Index_20_Link" text:visited-style-name="Index_20_Link">6.2.1 Mise en place<text:tab/>14</text:a></text:p>
          <text:p text:style-name="P9"><text:a xlink:type="simple" xlink:href="#__RefHeading___Toc4127_1367180548" text:style-name="Index_20_Link" text:visited-style-name="Index_20_Link">6.2.2 OpenID Connect<text:tab/>14</text:a></text:p>
          <text:p text:style-name="P8"><text:a xlink:type="simple" xlink:href="#__RefHeading___Toc4129_1367180548" text:style-name="Index_20_Link" text:visited-style-name="Index_20_Link">6.3 Propagation de jeton<text:tab/>14</text:a></text:p>
          <text:p text:style-name="P8"><text:a xlink:type="simple" xlink:href="#__RefHeading___Toc4131_1367180548" text:style-name="Index_20_Link" text:visited-style-name="Index_20_Link">6.3 Client credentials<text:tab/>15</text:a></text:p>
          <text:p text:style-name="P7"><text:a xlink:type="simple" xlink:href="#__RefHeading___Toc4153_1367180548" text:style-name="Index_20_Link" text:visited-style-name="Index_20_Link">Atelier 7: Containers<text:tab/>16</text:a></text:p>
          <text:p text:style-name="P8"><text:a xlink:type="simple" xlink:href="#__RefHeading___Toc4133_1367180548" text:style-name="Index_20_Link" text:visited-style-name="Index_20_Link">7.1 Construction d’image<text:tab/>16</text:a></text:p>
          <text:p text:style-name="P8"><text:a xlink:type="simple" xlink:href="#__RefHeading___Toc4135_1367180548" text:style-name="Index_20_Link" text:visited-style-name="Index_20_Link">7.2 Ressources Kubernetes<text:tab/>16</text:a></text:p>
          <text:p text:style-name="P8"><text:a xlink:type="simple" xlink:href="#__RefHeading___Toc4137_1367180548" text:style-name="Index_20_Link" text:visited-style-name="Index_20_Link">7.3 Remote development mode<text:tab/>17</text:a></text:p>
          <text:p text:style-name="P7"><text:a xlink:type="simple" xlink:href="#__RefHeading___Toc4155_1367180548" text:style-name="Index_20_Link" text:visited-style-name="Index_20_Link">Ateliers 8. Observabilité<text:tab/>19</text:a></text:p>
          <text:p text:style-name="P8"><text:a xlink:type="simple" xlink:href="#__RefHeading___Toc4139_1367180548" text:style-name="Index_20_Link" text:visited-style-name="Index_20_Link">8.1 Health check<text:tab/>19</text:a></text:p>
          <text:p text:style-name="P8"><text:a xlink:type="simple" xlink:href="#__RefHeading___Toc4141_1367180548" text:style-name="Index_20_Link" text:visited-style-name="Index_20_Link">8.2 Tracing distribué<text:tab/>20</text:a></text:p>
          <text:p text:style-name="P8"><text:a xlink:type="simple" xlink:href="#__RefHeading___Toc4161_1367180548" text:style-name="Index_20_Link" text:visited-style-name="Index_20_Link">8.3 Métriques<text:tab/>21</text:a></text:p>
        </text:index-body>
      </text:table-of-content>
      <text:h text:style-name="Heading_20_1" text:outline-level="1"/>
      <text:h text:style-name="P28" text:outline-level="2"/>
      <text:h text:style-name="P26" text:outline-level="1"><text:bookmark-start text:name="__RefHeading___Toc4057_1367180548"/>Ateliers 1 : Développer avec Quarkus<text:bookmark-end text:name="__RefHeading___Toc4057_1367180548"/></text:h>
      <text:h text:style-name="Heading_20_2" text:outline-level="2"><text:bookmark-start text:name="__RefHeading___Toc4059_1367180548"/>1.1 Démarrage projet<text:bookmark-end text:name="__RefHeading___Toc4059_1367180548"/></text:h>
      <text:p text:style-name="Text_20_body">Objectifs :</text:p>
      <text:list text:style-name="L2">
        <text:list-item>
          <text:p text:style-name="P34">Installation de Quarkus CLI</text:p>
        </text:list-item>
        <text:list-item>
          <text:p text:style-name="P34">Découverte DevUI</text:p>
        </text:list-item>
        <text:list-item>
          <text:p text:style-name="P34">Création premier projet</text:p>
        </text:list-item>
      </text:list>
      <text:h text:style-name="Heading_20_3" text:outline-level="3"><text:bookmark-start text:name="__RefHeading___Toc4061_1367180548"/>1.1.1 Création de projet<text:bookmark-end text:name="__RefHeading___Toc4061_1367180548"/></text:h>
      <text:p text:style-name="Text_20_body">Installer Quarkus CLI :</text:p>
      <text:p text:style-name="P11">https://quarkus.io/guides/cli-tooling#installing-the-cli</text:p>
      <text:p text:style-name="Text_20_body">Créer un projet <text:span text:style-name="T1">delivery-service </text:span>avec l’extension rest</text:p>
      <text:p text:style-name="Code">$ quarkus create app org.formation:delivery-service \</text:p>
      <text:p text:style-name="Code">--extension=quarkus-rest</text:p>
      <text:p text:style-name="Code">$ cd delivery-service</text:p>
      <text:p text:style-name="Code">$ quarkus dev</text:p>
      <text:p text:style-name="Text_20_body">Accéder à la page d’accueil et :</text:p>
      <text:list text:style-name="L3">
        <text:list-item>
          <text:p text:style-name="P36">La ressource <text:span text:style-name="T2">/hello</text:span></text:p>
        </text:list-item>
        <text:list-item>
          <text:p text:style-name="P35">Visiter la DevUI</text:p>
        </text:list-item>
        <text:list-item>
          <text:p text:style-name="P37"><text:span text:style-name="T15">Modifier le code source de </text:span><text:span text:style-name="T2">GreetingResource</text:span></text:p>
        </text:list-item>
      </text:list>
      <text:p text:style-name="Text_20_body">Lister les extensions disponibles pour le projet :</text:p>
      <text:p text:style-name="Code">$ quarkus ext ls</text:p>
      <text:h text:style-name="Heading_20_3" text:outline-level="3"><text:bookmark-start text:name="__RefHeading___Toc4063_1367180548"/>1.1.2 Mise en place IDE<text:bookmark-end text:name="__RefHeading___Toc4063_1367180548"/></text:h>
      <text:p text:style-name="Text_20_body">Installer les plugins pour l’IDE de votre choix</text:p>
      <text:p text:style-name="Text_20_body">Puis importer le projet Maven dans votre IDE</text:p>
      <text:p text:style-name="Text_20_body">Visualiser :</text:p>
      <text:list text:style-name="L4">
        <text:list-item>
          <text:p text:style-name="P38">le fichier <text:span text:style-name="T1">pom.xml</text:span></text:p>
        </text:list-item>
        <text:list-item>
          <text:p text:style-name="P38">la classe présente dans <text:span text:style-name="T1">src/main/java</text:span></text:p>
        </text:list-item>
        <text:list-item>
          <text:p text:style-name="P38">le répertoire <text:span text:style-name="T1">docker</text:span></text:p>
        </text:list-item>
        <text:list-item>
          <text:p text:style-name="P39">le répertoire <text:span text:style-name="T1">src/main/resources</text:span></text:p>
        </text:list-item>
        <text:list-item>
          <text:p text:style-name="P39">la classe de test présente dans <text:span text:style-name="T1">src/test/java</text:span></text:p>
        </text:list-item>
      </text:list>
      <text:p text:style-name="Text_20_body">Ensuite :</text:p>
      <text:p text:style-name="Text_20_body">1. Visualisez la ressource <text:span text:style-name="T1">/hello</text:span> dans un navigateur</text:p>
      <text:p text:style-name="Text_20_body">2. Modifier le fichier <text:span text:style-name="T1">GreetingResource</text:span></text:p>
      <text:p text:style-name="Text_20_body">3. Faire un reload dans le navigateur</text:p>
      <text:p text:style-name="Text_20_body"><text:soft-page-break/>4. Provoquer une erreur</text:p>
      <text:p text:style-name="Text_20_body">5. Faire un reload</text:p>
      <text:h text:style-name="Heading_20_2" text:outline-level="2"><text:bookmark-start text:name="__RefHeading___Toc4065_1367180548"/>1.2 : Annotations CDI<text:bookmark-end text:name="__RefHeading___Toc4065_1367180548"/></text:h>
      <text:p text:style-name="Text_20_body">Objectifs</text:p>
      <text:list text:style-name="L5">
        <text:list-item>
          <text:p text:style-name="P40">Annotations CDI</text:p>
        </text:list-item>
        <text:list-item>
          <text:p text:style-name="P40">Exemple d’intercepteur</text:p>
        </text:list-item>
      </text:list>
      <text:h text:style-name="Heading_20_3" text:outline-level="3"><text:bookmark-start text:name="__RefHeading___Toc4067_1367180548"/>1.2.1 Mise à jour pom.xml<text:bookmark-end text:name="__RefHeading___Toc4067_1367180548"/></text:h>
      <text:p text:style-name="Text_20_body">Ajouter une dépendance sur lombok en éditant votre <text:span text:style-name="T2">pom.xml</text:span> :</text:p>
      <text:p text:style-name="Code"><text:bookmark-start text:name="__DdeLink__4168_1367180548"/>&lt;lombok.version&gt;1.18.30&lt;/lombok.version&gt;<text:bookmark-end text:name="__DdeLink__4168_1367180548"/></text:p>
      <text:p text:style-name="Code"><text:bookmark-start text:name="__DdeLink__4166_1367180548"/>&lt;dependency&gt;</text:p>
      <text:p text:style-name="Code">&lt;groupId&gt;org.projectlombok&lt;/groupId&gt;</text:p>
      <text:p text:style-name="Code">&lt;artifactId&gt;lombok&lt;/artifactId&gt;</text:p>
      <text:p text:style-name="Code">&lt;version&gt;${lombok.version}&lt;/version&gt;</text:p>
      <text:p text:style-name="Code">&lt;scope&gt;provided&lt;/scope&gt;</text:p>
      <text:p text:style-name="Code">&lt;/dependency&gt;<text:bookmark-end text:name="__DdeLink__4166_1367180548"/></text:p>
      <text:p text:style-name="Text_20_body">Ajouter également une bibliothèque de sérialisation JSON, par exemple :</text:p>
      <text:p text:style-name="Code">$ quarkus ext add quarkus-rest-jackson</text:p>
      <text:h text:style-name="P29" text:outline-level="3"><text:bookmark-start text:name="__RefHeading___Toc4069_1367180548"/>1.2.2 Beans et injection<text:bookmark-end text:name="__RefHeading___Toc4069_1367180548"/></text:h>
      <text:p text:style-name="P20"><text:span text:style-name="T17">Supprimer le bean </text:span><text:span text:style-name="T3">GreetingResource</text:span><text:span text:style-name="T17"> </text:span></text:p>
      <text:p text:style-name="P20">Récupérer les sources fournis</text:p>
      <text:p text:style-name="Text_20_body">Annotez les sources fournis afin que le endpoint <text:span text:style-name="T1">localhost:8080/livraisons</text:span> renvoie un tableau d’objets <text:span text:style-name="T2">Livraison</text:span> en JSON</text:p>
      <text:p text:style-name="Text_20_body"/>
      <text:h text:style-name="Heading_20_3" text:outline-level="3"><text:bookmark-start text:name="__RefHeading___Toc4157_1367180548"/>1.2.3 Intercepteurs<text:bookmark-end text:name="__RefHeading___Toc4157_1367180548"/></text:h>
      <text:p text:style-name="Text_20_body">Définissez un intercepteur <text:span text:style-name="T1">@Logged</text:span> tel que présenter dans les slides.</text:p>
      <text:p text:style-name="Text_20_body">L’appliquer :</text:p>
      <text:list text:style-name="L6">
        <text:list-item>
          <text:p text:style-name="P41">sur la méthode <text:span text:style-name="T1">findAll()</text:span> de <text:span text:style-name="T1">LivraisonController</text:span></text:p>
        </text:list-item>
        <text:list-item>
          <text:p text:style-name="P41">sur toutes les méthodes de <text:span text:style-name="T1">LivraisonServiceImpl</text:span></text:p>
        </text:list-item>
      </text:list>
      <text:h text:style-name="P28" text:outline-level="2"><text:bookmark-start text:name="__RefHeading___Toc4071_1367180548"/>1.3 : Configuration, Profils, Trace, Natifs et tests<text:bookmark-end text:name="__RefHeading___Toc4071_1367180548"/></text:h>
      <text:p text:style-name="P2">Objectifs</text:p>
      <text:list text:style-name="L7">
        <text:list-item>
          <text:p text:style-name="P42">Configuration propriétés Quarkus</text:p>
        </text:list-item>
        <text:list-item>
          <text:p text:style-name="P42">Objets de configuration</text:p>
        </text:list-item>
        <text:list-item>
          <text:p text:style-name="P42">Injection de propriété</text:p>
        </text:list-item>
        <text:list-item>
          <text:p text:style-name="P42"><text:soft-page-break/>Profils de configuration</text:p>
        </text:list-item>
      </text:list>
      <text:h text:style-name="P29" text:outline-level="3"><text:bookmark-start text:name="__RefHeading___Toc4073_1367180548"/>1.3.1 Configuration<text:bookmark-end text:name="__RefHeading___Toc4073_1367180548"/></text:h>
      <text:p text:style-name="Text_20_body">Configurer Quarkus afin que le serveur écoute sur le port 8000</text:p>
      <text:p text:style-name="Text_20_body">Définir une interface qui définit les propriétés d’un service de notification offrant une API Restful :</text:p>
      <text:list text:style-name="L8">
        <text:list-item>
          <text:p text:style-name="P43"><text:span text:style-name="T2">protocol</text:span> : http ou https, valeur par défaut : « http »</text:p>
        </text:list-item>
        <text:list-item>
          <text:p text:style-name="P43"><text:span text:style-name="T2">host</text:span> : Non vide</text:p>
        </text:list-item>
        <text:list-item>
          <text:p text:style-name="P43"><text:span text:style-name="T2">port</text:span> : Optionnel</text:p>
        </text:list-item>
        <text:list-item>
          <text:p text:style-name="P43"><text:span text:style-name="T2">rootUrl</text:span> : Optionnel</text:p>
        </text:list-item>
        <text:list-item>
          <text:p text:style-name="P43"><text:span text:style-name="T2">token</text:span> : Longueur minimale 10 caractères</text:p>
        </text:list-item>
      </text:list>
      <text:p text:style-name="Text_20_body">Ajouter l’extension <text:span text:style-name="T1">quarkus-hibernate-validator</text:span></text:p>
      <text:p text:style-name="Text_20_body">Ajouter des contraintes de validation et vérifier quelles sont effectives</text:p>
      <text:p text:style-name="Text_20_body">S’injecter la configuration dans le bean <text:span text:style-name="T1">LivraisonServiceImpl</text:span> et afficher les valeurs de config dans la méthode d’initialisation</text:p>
      <text:h text:style-name="P29" text:outline-level="3"><text:bookmark-start text:name="__RefHeading___Toc4075_1367180548"/>1.3.2 Profils<text:bookmark-end text:name="__RefHeading___Toc4075_1367180548"/></text:h>
      <text:p text:style-name="Text_20_body">Définir un autre port pour le profil de <text:span text:style-name="T1">prod</text:span></text:p>
      <text:p text:style-name="Text_20_body">Construire un jar avec</text:p>
      <text:p text:style-name="Code">./mvnw package</text:p>
      <text:p text:style-name="P15">Démarrer ensuite l’application via :</text:p>
      <text:p text:style-name="Code">java -jar target/quarkus-app/quarkus-run.jar</text:p>
      <text:p text:style-name="Text_20_body">Vérifier que le profil <text:span text:style-name="T1">prod</text:span> est activé</text:p>
      <text:p text:style-name="Text_20_body">Définir un autre port pour le profil <text:span text:style-name="T1">staging</text:span></text:p>
      <text:p text:style-name="Text_20_body">Fixer la propriété <text:span text:style-name="T2">quarkus.application.name</text:span> pour ce profil</text:p>
      <text:p text:style-name="Text_20_body">Construire un jar avec</text:p>
      <text:p text:style-name="Code">./mvnw package -Dquarkus.profile=staging</text:p>
      <text:p text:style-name="Text_20_body">Démarrer l’application via :</text:p>
      <text:p text:style-name="Code">java -jar target/quarkus-app/quarkus-run.jar</text:p>
      <text:p text:style-name="Text_20_body">Et vérifier les profils activés</text:p>
      <text:h text:style-name="P29" text:outline-level="3"><text:bookmark-start text:name="__RefHeading___Toc4077_1367180548"/>1.3.3 Configuration des traces<text:bookmark-end text:name="__RefHeading___Toc4077_1367180548"/></text:h>
      <text:p text:style-name="Text_20_body">Activer le mode <text:span text:style-name="T23">WARN</text:span> pour le logger root, sauf pour le package <text:span text:style-name="T4">org.formation </text:span><text:span text:style-name="T16">qui sera en mode DEBUG</text:span></text:p>
      <text:p text:style-name="Text_20_body">Générer un message de DEBUG dans la classe Controller ou Service</text:p>
      <text:h text:style-name="P29" text:outline-level="3"><text:bookmark-start text:name="__RefHeading___Toc4079_1367180548"/>1.3.4 Construction Native<text:bookmark-end text:name="__RefHeading___Toc4079_1367180548"/></text:h>
      <text:p text:style-name="P2">Si Linux :</text:p>
      <text:p text:style-name="Text_20_body">Construire un artefact natif en utilisant docker comme machine de build, l’exécuter</text:p>
      <text:p text:style-name="Code">quarkus build --native --no-tests \</text:p>
      <text:p text:style-name="Code"><text:soft-page-break/>-Dquarkus.native.container-build=true</text:p>
      <text:p text:style-name="Text_20_body">Exécuter l’exécutable natif :</text:p>
      <text:p text:style-name="Code">target/delivery-service-1.0.0-SNAPSHOT-runner</text:p>
      <text:p text:style-name="P2">Image Docker</text:p>
      <text:p text:style-name="Text_20_body">Ajouter l’extension <text:span text:style-name="T8">container-image-docker</text:span></text:p>
      <text:p text:style-name="Text_20_body">Construire une image Docker contenant l’artefact natif</text:p>
      <text:p text:style-name="Code">./mvnw package -Pnative \</text:p>
      <text:p text:style-name="Code">-Dquarkus.native.container-build=true \</text:p>
      <text:p text:style-name="Code">-Dquarkus.container-image.build=true</text:p>
      <text:p text:style-name="P15">L’exécuter</text:p>
      <text:p text:style-name="Code">docker run -p 9000:9000 \</text:p>
      <text:p text:style-name="Code">&lt;userid&gt;/delivery-service:1.0.0-SNAPSHOT</text:p>
      <text:p text:style-name="Text_20_body">Observer les temps de démarrage</text:p>
      <text:h text:style-name="P29" text:outline-level="3"><text:bookmark-start text:name="__RefHeading___Toc4081_1367180548"/>1.3.5 Tests<text:bookmark-end text:name="__RefHeading___Toc4081_1367180548"/></text:h>
      <text:p text:style-name="Text_20_body">Se mettre dans le mode « tests continus »</text:p>
      <text:p text:style-name="P22">Écrire un test <text:span text:style-name="T24">unitaire </text:span>testant <text:span text:style-name="T24">la méthode </text:span><text:span text:style-name="T5">findAll()</text:span><text:span text:style-name="T24"> de l’implémentation de </text:span><text:span text:style-name="T5">LivraisonService</text:span></text:p>
      <text:p text:style-name="Text_20_body">Écrire une classe de test testant une URL de la ressource <text:span text:style-name="T2">LivraisonController</text:span></text:p>
      <text:p text:style-name="Text_20_body">Mettre à jour la classe de test : faire échouer le test, puis le restaurer.</text:p>
      <text:p text:style-name="Text_20_body">Écrire un test d’intégration et vérifier son exécution avec</text:p>
      <text:p text:style-name="Code">./mvnw -Pnative -Dquarkus.native.container-build=true \</text:p>
      <text:p text:style-name="Code">verify</text:p>
      <text:h text:style-name="P27" text:outline-level="1"/>
      <text:h text:style-name="P26" text:outline-level="1"><text:bookmark-start text:name="__RefHeading___Toc4143_1367180548"/>Ateliers 2 : Persistance<text:bookmark-end text:name="__RefHeading___Toc4143_1367180548"/></text:h>
      <text:h text:style-name="P28" text:outline-level="2"><text:bookmark-start text:name="__RefHeading___Toc4083_1367180548"/>2.1 Hibernate, JPA<text:bookmark-end text:name="__RefHeading___Toc4083_1367180548"/></text:h>
      <text:p text:style-name="Text_20_body">Ajouter l’extension <text:span text:style-name="T1">quarkus-jdbc-h2</text:span> et <text:span text:style-name="T1">quarkus-hibernate-orm</text:span></text:p>
      <text:p text:style-name="Text_20_body">Récupérer les classes entités fournies (package <text:span text:style-name="T2">org.formation.domain</text:span>) fournies</text:p>
      <text:p text:style-name="Text_20_body">Placer le fichier <text:span text:style-name="T1">import.sql</text:span> fourni dans <text:span text:style-name="T2">src/main/resources</text:span></text:p>
      <text:p text:style-name="Text_20_body">Configurer Hibernate afin qu’il affiche les traces SQL</text:p>
      <text:p text:style-name="Text_20_body">Recharger l’application et visualiser les traces SQL de génération de la base</text:p>
      <text:p text:style-name="Text_20_body">Implémenter ensuite les méthodes de <text:span text:style-name="T2">LivraisonServiceImpl</text:span> en s’appuyant sur un objet <text:span text:style-name="T1">EntityManager</text:span>.</text:p>
      <text:p text:style-name="Text_20_body">Assurer vous que les tests de la classe de test fournie passent. (Remarquer bien <text:span text:style-name="T2">@TestTransaction</text:span>)</text:p>
      <text:h text:style-name="P28" text:outline-level="2"><text:bookmark-start text:name="__RefHeading___Toc4085_1367180548"/>2.2 Panache<text:bookmark-end text:name="__RefHeading___Toc4085_1367180548"/></text:h>
      <text:p text:style-name="Text_20_body">Ajouter l’extension pour Hibernate Panache</text:p>
      <text:p text:style-name="Text_20_body">Récupérer la nouvelle classe <text:span text:style-name="T1">Livreur</text:span></text:p>
      <text:p text:style-name="Text_20_body">Implémenter le pattern Entity sur la classe classe Livreur</text:p>
      <text:p text:style-name="Text_20_body">Fournir les requêtes suivante :</text:p>
      <text:list text:style-name="L9">
        <text:list-item>
          <text:p text:style-name="P44">Retrouver tous les livreurs actifs</text:p>
        </text:list-item>
        <text:list-item>
          <text:p text:style-name="P44">Ajouter une revue à un Livreur</text:p>
        </text:list-item>
        <text:list-item>
          <text:p text:style-name="P44">Effacer toutes les revues d’un Livreur</text:p>
        </text:list-item>
      </text:list>
      <text:p text:style-name="Text_20_body">Écrire une classe de test validant votre travail.</text:p>
      <text:h text:style-name="P28" text:outline-level="2"><text:bookmark-start text:name="__RefHeading___Toc4087_1367180548"/>2.3 Panache réactif<text:bookmark-end text:name="__RefHeading___Toc4087_1367180548"/></text:h>
      <text:h text:style-name="P29" text:outline-level="3"><text:bookmark-start text:name="__RefHeading___Toc4089_1367180548"/>2.3.1 Mise en place du projet<text:bookmark-end text:name="__RefHeading___Toc4089_1367180548"/></text:h>
      <text:p text:style-name="P16">Créer un nouveau projet <text:span text:style-name="T1">order-service</text:span></text:p>
      <text:p text:style-name="Code">quarkus create app order-service --no-code</text:p>
      <text:p text:style-name="Text_20_body">Ajouter les extensions :</text:p>
      <text:list text:style-name="L10">
        <text:list-item>
          <text:p text:style-name="P45">quarkus-hibernate-reactive-panache</text:p>
        </text:list-item>
        <text:list-item>
          <text:p text:style-name="P45">quarkus-reactive-pg-client</text:p>
        </text:list-item>
      </text:list>
      <text:p text:style-name="Text_20_body">Ajouter également la dépendance lombok</text:p>
      <text:p text:style-name="Text_20_body">Démarrer une base de données <text:span text:style-name="T2">postgres</text:span> en utilisant le fichier <text:span text:style-name="T2">docker-compose</text:span> fourni :</text:p>
      <text:p text:style-name="Code">docker compose -f postgres-docker-compose.yml up -d</text:p>
      <text:p text:style-name="P64">Se connecter à pgAdmin http://localhost:81</text:p>
      <text:p text:style-name="Text_20_body">Créer une base de données <text:span text:style-name="T1">order-service</text:span> via pgAdmin</text:p>
      <text:p text:style-name="Text_20_body">Récupérer les classes de domaine fournies</text:p>
      <text:p text:style-name="Text_20_body">Configurer la datasource réactive comme suit :</text:p>
      <text:p text:style-name="Code"><text:soft-page-break/># configure your datasource</text:p>
      <text:p text:style-name="Code">quarkus.datasource.db-kind = postgresql</text:p>
      <text:p text:style-name="Code">quarkus.datasource.username = postgres</text:p>
      <text:p text:style-name="Code">quarkus.datasource.password = postgres</text:p>
      <text:p text:style-name="Code">quarkus.datasource.reactive.url = vertx-reactive:postgresql://localhost:5432/order-service</text:p>
      <text:p text:style-name="Code"># drop and create the database at startup</text:p>
      <text:p text:style-name="Code">quarkus.hibernate-orm.database.generation = drop-and-create</text:p>
      <text:p text:style-name="Code">quarkus.hibernate-orm.log.sql=true</text:p>
      <text:p text:style-name="Text_20_body">Effectuer un premier démarrage et observer la création des tables</text:p>
      <text:h text:style-name="P29" text:outline-level="3"><text:bookmark-start text:name="__RefHeading___Toc4091_1367180548"/>2.3.2 Implémentation Repository Pattern<text:bookmark-end text:name="__RefHeading___Toc4091_1367180548"/></text:h>
      <text:p text:style-name="Text_20_body">Définir un bean <text:span text:style-name="T2">OrderRepository</text:span> implémentant <text:span text:style-name="T1">PanacheRepository&lt;Order&gt;</text:span> y définir de requêtes spécifiques :</text:p>
      <text:list text:style-name="L11">
        <text:list-item>
          <text:p text:style-name="P51">Les commandes où une remise (champ discount) a été appliquée</text:p>
        </text:list-item>
        <text:list-item>
          <text:p text:style-name="P51">Les commandes dont la date est supérieur à un paramètre</text:p>
        </text:list-item>
      </text:list>
      <text:p text:style-name="Text_20_body">Exécuter les tests fournis de <text:span text:style-name="T2">OrderRepositoryTest</text:span></text:p>
      <text:p text:style-name="Text_20_body">Implémenter un autre bean <text:span text:style-name="T2">org.formation.service.OrderService</text:span> utilisant le repository précédent et coder la méthode :</text:p>
      <text:p text:style-name="Code">public Uni&lt;Order&gt; createOrder(List&lt;OrderItem&gt; lineItems,<text:line-break/> <text:s text:c="29"/>Address deliveryAddress, <text:line-break/> <text:s text:c="27"/>PaymentInformation paymentInformation)</text:p>
      <text:h text:style-name="P28" text:outline-level="2"><text:bookmark-start text:name="__RefHeading___Toc4093_1367180548"/>2.4 Panache MongoDB<text:bookmark-end text:name="__RefHeading___Toc4093_1367180548"/></text:h>
      <text:h text:style-name="P29" text:outline-level="3"><text:bookmark-start text:name="__RefHeading___Toc4095_1367180548"/>2.4.1 Mise en place<text:bookmark-end text:name="__RefHeading___Toc4095_1367180548"/></text:h>
      <text:p text:style-name="Text_20_body">Créer un nouveau projet <text:span text:style-name="T1">ticket-service</text:span> avec les extensions :</text:p>
      <text:list text:style-name="L12">
        <text:list-item>
          <text:p text:style-name="P46">quarkus-mongodb-panache</text:p>
        </text:list-item>
        <text:list-item>
          <text:p text:style-name="P46">lombok</text:p>
        </text:list-item>
      </text:list>
      <text:p text:style-name="Text_20_body">Fournir un <text:span text:style-name="T2">application.properties</text:span> donnant un nom à la base mongo</text:p>
      <text:p text:style-name="Code">quarkus.mongodb.database=tickets</text:p>
      <text:p text:style-name="Text_20_body">Faire un premier démarrage et observer le démarrage du container MongoDB</text:p>
      <text:h text:style-name="P29" text:outline-level="3"><text:bookmark-start text:name="__RefHeading___Toc4097_1367180548"/>2.4.2 Implémentation<text:bookmark-end text:name="__RefHeading___Toc4097_1367180548"/></text:h>
      <text:p text:style-name="Text_20_body">Récupérer les sources fournis : classe du modèle + service</text:p>
      <text:p text:style-name="Text_20_body">Définir <text:span text:style-name="T2">org.formation.domain.Ticket</text:span> comme une <text:span text:style-name="T1">PanacheMongoEntity</text:span></text:p>
      <text:p text:style-name="Text_20_body">Compléter les méthodes de la classe <text:span text:style-name="T2">org.formation.service.TicketService</text:span></text:p>
      <text:p text:style-name="P14">Vérifier que les tests passent</text:p>
      <text:h text:style-name="Heading_20_1" text:outline-level="1"><text:bookmark-start text:name="__RefHeading___Toc4145_1367180548"/><text:soft-page-break/>Ateliers 3 : API Rest<text:bookmark-end text:name="__RefHeading___Toc4145_1367180548"/></text:h>
      <text:p text:style-name="P2">Objectifs</text:p>
      <text:list text:style-name="L13">
        <text:list-item>
          <text:p text:style-name="P52">Annotations JAX-RS</text:p>
        </text:list-item>
        <text:list-item>
          <text:p text:style-name="P52">Distinction mode réactif mode impératif</text:p>
        </text:list-item>
        <text:list-item>
          <text:p text:style-name="P52">Utilisation Jackson</text:p>
        </text:list-item>
        <text:list-item>
          <text:p text:style-name="P52">Problématiques classiques API Rest</text:p>
        </text:list-item>
      </text:list>
      <text:h text:style-name="Heading_20_2" text:outline-level="2"><text:bookmark-start text:name="__RefHeading___Toc4159_1367180548"/>3.1 Mapping JAX-RS<text:bookmark-end text:name="__RefHeading___Toc4159_1367180548"/></text:h>
      <text:h text:style-name="P29" text:outline-level="3"><text:bookmark-start text:name="__RefHeading___Toc4099_1367180548"/>3.1.1 Mode impératif<text:bookmark-end text:name="__RefHeading___Toc4099_1367180548"/></text:h>
      <text:p text:style-name="Text_20_body">Sur le projet <text:span text:style-name="T1">delivery-service</text:span></text:p>
      <text:p text:style-name="Text_20_body">Dans la classe <text:span text:style-name="T1">org.formation.web.LivraisonController</text:span>, implémenter une API CRUD permettant</text:p>
      <text:list text:style-name="L14">
        <text:list-item>
          <text:p text:style-name="P53">Accéder à une livraison par son id</text:p>
        </text:list-item>
        <text:list-item>
          <text:p text:style-name="P53">Créer/mettre à jour, supprimer une livraison</text:p>
        </text:list-item>
      </text:list>
      <text:p text:style-name="Text_20_body">Vous pouvez modifier l’interface <text:span text:style-name="T2">LivraisonService</text:span> pour implémenter cette API</text:p>
      <text:p text:style-name="Text_20_body">Implémenter un test de l’API de création</text:p>
      <text:h text:style-name="P29" text:outline-level="3"><text:bookmark-start text:name="__RefHeading___Toc4101_1367180548"/>3.1.2 Mode réactif<text:bookmark-end text:name="__RefHeading___Toc4101_1367180548"/></text:h>
      <text:p text:style-name="Text_20_body">Sur le projet <text:span text:style-name="T1">order-service</text:span></text:p>
      <text:p text:style-name="Text_20_body">Ajouter l’extension :</text:p>
      <text:list text:style-name="L15">
        <text:list-item>
          <text:p text:style-name="P47">quarkus-rest-jackson</text:p>
        </text:list-item>
      </text:list>
      <text:p text:style-name="Text_20_body">Écrire un contrôleur implémentant les endpoints:</text:p>
      <text:list text:style-name="L16">
        <text:list-item>
          <text:p text:style-name="P54">Retournant toutes les commandes</text:p>
        </text:list-item>
        <text:list-item>
          <text:p text:style-name="P54">Permettant de créer une commande</text:p>
        </text:list-item>
      </text:list>
      <text:p text:style-name="P21">Écrire des tests RestAssured pour ces 2 endpoints<text:line-break/><text:line-break/><text:span text:style-name="T18">Une contenu JSON représentant une commande pourrait être :<text:line-break/></text:span><text:span text:style-name="T9">{</text:span></text:p>
      <text:p text:style-name="P13"><text:span text:style-name="T19"><text:s text:c="2"/>"lineItems"</text:span>: [</text:p>
      <text:p text:style-name="P13"><text:s text:c="4"/>{</text:p>
      <text:p text:style-name="P13"><text:span text:style-name="T19"><text:s text:c="4"/>"quantity"</text:span>: <text:span text:style-name="T20">1</text:span>,</text:p>
      <text:p text:style-name="P13"><text:span text:style-name="T19"><text:s text:c="4"/>"productId"</text:span>: <text:span text:style-name="T20">1</text:span></text:p>
      <text:p text:style-name="P13"><text:s text:c="4"/>}</text:p>
      <text:p text:style-name="P13"><text:s text:c="2"/>],</text:p>
      <text:p text:style-name="P13"><text:span text:style-name="T19"><text:s text:c="2"/>"deliveryAddress"</text:span>: {</text:p>
      <text:p text:style-name="P13"><text:span text:style-name="T19"><text:s text:c="4"/>"street"</text:span>: <text:span text:style-name="T21">"rue de la paix"</text:span>,</text:p>
      <text:p text:style-name="P13"><text:span text:style-name="T19"><text:s text:c="4"/>"city"</text:span>: <text:span text:style-name="T21">"Paris"</text:span>,</text:p>
      <text:p text:style-name="P13"><text:span text:style-name="T19"><text:s text:c="4"/>"country"</text:span>: <text:span text:style-name="T21">"France"</text:span></text:p>
      <text:p text:style-name="P13"><text:s text:c="2"/>},</text:p>
      <text:p text:style-name="P13"><text:span text:style-name="T19"><text:s text:c="2"/>"paymentInformation"</text:span>: {</text:p>
      <text:p text:style-name="P13"><text:span text:style-name="T19"><text:s text:c="2"/>"cardNumber"</text:span>: <text:span text:style-name="T21">"1234567890123456"</text:span>,</text:p>
      <text:p text:style-name="P13"><text:span text:style-name="T19"><text:s text:c="2"/>"expiryDate"</text:span>: <text:span text:style-name="T21">"12/22"</text:span>,</text:p>
      <text:p text:style-name="P13"><text:span text:style-name="T19"><text:s text:c="2"/>"cardHolder"</text:span>: <text:span text:style-name="T21">"John Doe"</text:span></text:p>
      <text:p text:style-name="P13"><text:soft-page-break/><text:s text:c="2"/>}</text:p>
      <text:p text:style-name="P13">}</text:p>
      <text:p text:style-name="P21"/>
      <text:p text:style-name="P24">Cela correspond à une classe <text:span text:style-name="T1">OrderRequest</text:span> :</text:p>
      <text:p text:style-name="Code">@Data</text:p>
      <text:p text:style-name="Code">public class OrderRequest {</text:p>
      <text:p text:style-name="Code"><text:s text:c="4"/>List&lt;OrderItem&gt; lineItems;</text:p>
      <text:p text:style-name="Code"><text:s text:c="4"/>Address deliveryAddress;</text:p>
      <text:p text:style-name="Code"><text:s text:c="4"/>PaymentInformation paymentInformation;</text:p>
      <text:p text:style-name="Code">}</text:p>
      <text:h text:style-name="Heading_20_2" text:outline-level="2"><text:bookmark-start text:name="__RefHeading___Toc4180_1367180548"/>3.2 Problématiques RestFul<text:bookmark-end text:name="__RefHeading___Toc4180_1367180548"/></text:h>
      <text:h text:style-name="P29" text:outline-level="3"><text:bookmark-start text:name="__RefHeading___Toc4103_1367180548"/>3.2.1 Sérialisation avec Jackson <text:span text:style-name="T22">et @JsonView</text:span><text:bookmark-end text:name="__RefHeading___Toc4103_1367180548"/></text:h>
      <text:p text:style-name="Text_20_body">Sur le projet <text:span text:style-name="T1">delivery-service</text:span></text:p>
      <text:p text:style-name="Text_20_body">A l’aide de <text:span text:style-name="T2">@JsonView</text:span>, définir 2 formats de sérialisation pour la classe Livraison :</text:p>
      <text:list text:style-name="L17">
        <text:list-item>
          <text:p text:style-name="P55"><text:span text:style-name="T13">Base</text:span> : <text:span text:style-name="T2">id, noCommande, status, dateCreation, id </text:span>du Livreur</text:p>
        </text:list-item>
        <text:list-item>
          <text:p text:style-name="P55"><text:span text:style-name="T13">Complet</text:span> : Idem avec en plus les informations complètes du Livreur incluant les <text:span text:style-name="T2">Reviews</text:span></text:p>
        </text:list-item>
      </text:list>
      <text:p text:style-name="Text_20_body">Appliquer les formats adéquats aux différents endpoints</text:p>
      <text:h text:style-name="P29" text:outline-level="3"><text:bookmark-start text:name="__RefHeading___Toc4105_1367180548"/>3.2.2 Exceptions, Validation et OpenAPI<text:bookmark-end text:name="__RefHeading___Toc4105_1367180548"/></text:h>
      <text:p text:style-name="Text_20_body">Sur le projet <text:span text:style-name="T1">delivery-service</text:span></text:p>
      <text:p text:style-name="Text_20_body">En utilisant <text:span text:style-name="T1">@ServerExceptionMapper</text:span>, faire en sorte de retourner une réponse 404 lorsqu’une entité n’est pas retrouvée via son id</text:p>
      <text:p text:style-name="Text_20_body">Mettre en place une documentation Swagger. Tester les 2 URLS :</text:p>
      <text:list text:style-name="L18">
        <text:list-item>
          <text:p text:style-name="P50">http://localhost:8000/q/openapi/</text:p>
        </text:list-item>
        <text:list-item>
          <text:p text:style-name="P50">http://localhost:8000/q/swagger-ui/</text:p>
        </text:list-item>
      </text:list>
      <text:p text:style-name="Text_20_body">Sur le projet <text:span text:style-name="T1">order-service</text:span></text:p>
      <text:p text:style-name="Text_20_body">Ajouter des contraintes de validation pour la création d’une commande</text:p>
      <text:p text:style-name="P14">Tester avec Swagger</text:p>
      <text:h text:style-name="P27" text:outline-level="1"/>
      <text:h text:style-name="P26" text:outline-level="1"><text:bookmark-start text:name="__RefHeading___Toc4147_1367180548"/>Ateliers 4 : Interactions RPC<text:bookmark-end text:name="__RefHeading___Toc4147_1367180548"/></text:h>
      <text:h text:style-name="P28" text:outline-level="2"><text:bookmark-start text:name="__RefHeading___Toc4107_1367180548"/>4.1 Rest Client<text:bookmark-end text:name="__RefHeading___Toc4107_1367180548"/></text:h>
      <text:p text:style-name="Text_20_body">Récupérer les sources du projet <text:span text:style-name="T1">notification-service</text:span>, le démarrer et visualiser la documentation Swagger</text:p>
      <text:h text:style-name="P29" text:outline-level="3"><text:bookmark-start text:name="__RefHeading___Toc4109_1367180548"/>4.1.1 Appel synchrone<text:bookmark-end text:name="__RefHeading___Toc4109_1367180548"/></text:h>
      <text:p text:style-name="Text_20_body">Dans le projet <text:span text:style-name="T1">delivery-service</text:span>, .</text:p>
      <text:p text:style-name="Text_20_body">On utilisera le endpoint impératif.</text:p>
      <text:p text:style-name="Text_20_body">Ajouter l’extension :</text:p>
      <text:p text:style-name="Code">quarkus-rest-<text:span text:style-name="T26">client-</text:span>jackson</text:p>
      <text:p text:style-name="Text_20_body">Définir une interface <text:span text:style-name="T1">NotificationService</text:span>, y définir une méthode :</text:p>
      <text:p text:style-name="Code">NotificationDto sendMail(NotificationDto notification);</text:p>
      <text:p text:style-name="Text_20_body">L’annoter en conséquence</text:p>
      <text:p text:style-name="P25">Faire en sorte d’ajouter systématiquement la propriété de configuration <text:span text:style-name="T2">notification.token</text:span> dans l’entête <text:span text:style-name="T2">X-api-key</text:span></text:p>
      <text:p text:style-name="Text_20_body">Modifier <text:span text:style-name="T2">application.properties</text:span> pour définir l’URL racine du service</text:p>
      <text:p text:style-name="Text_20_body">Dans la classe <text:span text:style-name="T2">org.formation.service.impl.LivraisonServiceImpl</text:span>, se faire injecter le client REST avec <text:span text:style-name="T1">@RestClient</text:span></text:p>
      <text:p text:style-name="Text_20_body">Ajouter le code permettant d’invoquer le endpoint. lors de la création d’une Livraison</text:p>
      <text:p text:style-name="Text_20_body">Tester par l’interface swagger et vérifier la console de <text:span text:style-name="T2">notification-service</text:span></text:p>
      <text:h text:style-name="P30" text:outline-level="3"><text:bookmark-start text:name="__RefHeading___Toc4109_1367180548 Copie 1"/><text:span text:style-name="T2">4.1.</text:span><text:span text:style-name="T7">2</text:span><text:span text:style-name="T2"> </text:span><text:span text:style-name="T7">Résilience</text:span><text:bookmark-end text:name="__RefHeading___Toc4109_1367180548 Copie 1"/></text:h>
      <text:p text:style-name="Text_20_body">Implémenter un CircuitBreaker et une méthode de fall-back sur l’envoi de mail</text:p>
      <text:h text:style-name="P29" text:outline-level="3"><text:bookmark-start text:name="__RefHeading___Toc4111_1367180548"/>4.1.<text:span text:style-name="T29">3</text:span> Appel réactif<text:bookmark-end text:name="__RefHeading___Toc4111_1367180548"/></text:h>
      <text:p text:style-name="Text_20_body">Dans le projet <text:span text:style-name="T1">order-service</text:span></text:p>
      <text:p text:style-name="Text_20_body">Faire la même chose que précédemment mais en utilisant <text:span text:style-name="T25">une interaction </text:span>reacti<text:span text:style-name="T25">ve</text:span></text:p>
      <text:p text:style-name="Text_20_body">Tester via swagger</text:p>
      <text:h text:style-name="P28" text:outline-level="2"><text:bookmark-start text:name="__RefHeading___Toc4113_1367180548"/>4.2 SOAP Client<text:bookmark-end text:name="__RefHeading___Toc4113_1367180548"/></text:h>
      <text:p text:style-name="Text_20_body">Démarrer le service web Calculator via</text:p>
      <text:p text:style-name="Code">docker run -p 8082:8080 quay.io/l2x6/calculator-ws:1.0</text:p>
      <text:p text:style-name="P17">Accéder au WSDL</text:p>
      <text:p text:style-name="Code">curl -s http://localhost:8082/calculator-ws/CalculatorService?wsdl</text:p>
      <text:p text:style-name="Text_20_body">Créer un projet <text:span text:style-name="T1">quarkus soap-client</text:span></text:p>
      <text:p text:style-name="Code">quarkus create app soap-client –no-code</text:p>
      <text:p text:style-name="Text_20_body">Ajouter l’extension CXF</text:p>
      <text:p text:style-name="Code"><text:soft-page-break/>quarkus ext add io.quarkiverse.cxf:quarkus-cxf</text:p>
      <text:p text:style-name="Text_20_body">Et Resteasy</text:p>
      <text:p text:style-name="Code">quarkus ext add quarkus-resteasy-jackson</text:p>
      <text:p text:style-name="Text_20_body">Vérifier la présence de l’objectif <text:span text:style-name="T1">generate-code</text:span> dans le pom.xml</text:p>
      <text:p text:style-name="Text_20_body">Placer le wsdl dans <text:span text:style-name="T2">src/main/resources</text:span></text:p>
      <text:p text:style-name="Code">curl -s http://localhost:8082/calculator-ws/CalculatorService?wsdl &gt; src/main/resources/calculator.wsdl</text:p>
      <text:p text:style-name="Text_20_body">Indiquer l’emplacement du wsdl dans <text:span text:style-name="T2">application.properties</text:span> :</text:p>
      <text:p text:style-name="Code">quarkus.cxf.codegen.wsdl2java.includes=*.wsdl</text:p>
      <text:p text:style-name="Text_20_body">Effectuer un démarrage avec <text:span text:style-name="T2">quarkus dev</text:span> et vérifier la génération de code</text:p>
      <text:p text:style-name="Text_20_body">Ajouter les configurations du service web :</text:p>
      <text:p text:style-name="P5">cxf.it.calculator.baseUri=http://localhost:8082</text:p>
      <text:p text:style-name="P5">quarkus.cxf.client.myCalculator.wsdl = ${cxf.it.calculator.baseUri}/calculator-</text:p>
      <text:p text:style-name="P5">ws/CalculatorService?wsdl</text:p>
      <text:p text:style-name="P5">quarkus.cxf.client.myCalculator.client-endpoint-url = $</text:p>
      <text:p text:style-name="P5">{cxf.it.calculator.baseUri}/calculator-ws/CalculatorService</text:p>
      <text:p text:style-name="P5">quarkus.cxf.client.myCalculator.service-interface =</text:p>
      <text:p text:style-name="P5">org.jboss.eap.quickstarts.wscalculator.calculator.CalculatorService</text:p>
      <text:p text:style-name="Text_20_body">Développer une ressource REST :</text:p>
      <text:p text:style-name="Code">@Path("/cxf/calculator-client")</text:p>
      <text:p text:style-name="Code">public class CxfClientResource {</text:p>
      <text:p text:style-name="Code">@CXFClient("myCalculator")</text:p>
      <text:p text:style-name="Code">CalculatorService myCalculator;</text:p>
      <text:p text:style-name="Code">@GET</text:p>
      <text:p text:style-name="Code">@Path("/add")</text:p>
      <text:p text:style-name="Code">@Produces(MediaType.TEXT_PLAIN)</text:p>
      <text:p text:style-name="Code">public int add(@QueryParam("a") int a, @QueryParam("b") int b) {</text:p>
      <text:p text:style-name="Code">return myCalculator.add(a, b);}</text:p>
      <text:p text:style-name="Code">}</text:p>
      <text:p text:style-name="Text_20_body">Tester avec l’URL</text:p>
      <text:p text:style-name="Code">/cxf/calculator-client/add?a=1&amp;b=1</text:p>
      <text:p text:style-name="P14"/>
      <text:h text:style-name="P27" text:outline-level="1"><text:soft-page-break/></text:h>
      <text:h text:style-name="P26" text:outline-level="1"><text:bookmark-start text:name="__RefHeading___Toc4149_1367180548"/>Ateliers 5 : <text:span text:style-name="T27">Reactive </text:span>Messaging<text:bookmark-end text:name="__RefHeading___Toc4149_1367180548"/></text:h>
      <text:h text:style-name="P28" text:outline-level="2"><text:bookmark-start text:name="__RefHeading___Toc4115_1367180548"/>5.1 Émission de message vers topic Kafka<text:bookmark-end text:name="__RefHeading___Toc4115_1367180548"/></text:h>
      <text:p text:style-name="Text_20_body">Sur le projet <text:span text:style-name="T1">order-service</text:span> ajouter les extensions :</text:p>
      <text:list text:style-name="L19">
        <text:list-item>
          <text:p text:style-name="P48">quarkus-messaging</text:p>
        </text:list-item>
        <text:list-item>
          <text:p text:style-name="P48">quarkus-messaging-kafka</text:p>
        </text:list-item>
      </text:list>
      <text:p text:style-name="Text_20_body">Démarrer le projet et observer le démarrage d’un container Kafka</text:p>
      <text:p text:style-name="Text_20_body">Accéder à la DevUI et visualiser les liens relatifs à Kafka</text:p>
      <text:p text:style-name="Text_20_body">Récupérer les sources fournies et en particulier la classe du domaine <text:span text:style-name="T2">OrderEvent</text:span></text:p>
      <text:p text:style-name="Text_20_body">Écrire un service <text:span text:style-name="T2">org.formation.service.PublishService</text:span> permettant d’envoyer des <text:span text:style-name="T2">OrderEvent</text:span> vers le topic <text:span text:style-name="T1">orders</text:span></text:p>
      <text:p text:style-name="Text_20_body">La méthode via les déclaration de channels est recommandée car elle permet de profiter des configuration par défaut et en particulier les sérialiseurs</text:p>
      <text:p text:style-name="Text_20_body">Utiliser ce service dans <text:span text:style-name="T2">OrderService</text:span> lors de la création d’une commande.</text:p>
      <text:p text:style-name="Text_20_body">Tester l’envoi de message via swagger</text:p>
      <text:h text:style-name="P28" text:outline-level="2"><text:bookmark-start text:name="__RefHeading___Toc4117_1367180548"/>5.2 Consommation de message<text:bookmark-end text:name="__RefHeading___Toc4117_1367180548"/></text:h>
      <text:p text:style-name="Text_20_body">Du côté du projet <text:span text:style-name="T2">ticket-service</text:span> :</text:p>
      <text:list text:style-name="L20">
        <text:list-item>
          <text:p text:style-name="P56">Ajouter les extensions pour Kafka</text:p>
        </text:list-item>
      </text:list>
      <text:p text:style-name="Text_20_body">Récupérer les sources fournis, visualiser les différences avec les classes de données de <text:span text:style-name="T1">order-service</text:span></text:p>
      <text:p text:style-name="Text_20_body">Créer un service <text:span text:style-name="T2">org.formation.service.ConsumeOrderService</text:span></text:p>
      <text:p text:style-name="Text_20_body">S’injecter un Channel pointant vers le topic orders précédent sous la forme de Multi&lt;OrderEvent&gt; et déclencher la souscription au démarrage de Quarkus.</text:p>
      <text:p text:style-name="Text_20_body">Le traitement des messages consiste à tester le type d’évènement.</text:p>
      <text:list text:style-name="L21">
        <text:list-item>
          <text:p text:style-name="P57">Si CREATED alors création de ticket</text:p>
        </text:list-item>
      </text:list>
      <text:p text:style-name="Text_20_body">Envoyer un message via le projet <text:span text:style-name="T2">order-service</text:span> et vérifier la réception côté <text:span text:style-name="T2">ticket-service</text:span></text:p>
      <text:h text:style-name="P28" text:outline-level="2"><text:bookmark-start text:name="__RefHeading___Toc4119_1367180548"/>5.3 SSE<text:bookmark-end text:name="__RefHeading___Toc4119_1367180548"/></text:h>
      <text:p text:style-name="Text_20_body">Dans le projet <text:span text:style-name="T1">ticket-service</text:span></text:p>
      <text:list text:style-name="L22">
        <text:list-item>
          <text:p text:style-name="P58">Ajouter si besoin l’extension <text:span text:style-name="T1">quarkus-rest-jackson</text:span></text:p>
        </text:list-item>
        <text:list-item>
          <text:p text:style-name="P58">Créer une ressource GET sur le endpoint <text:span text:style-name="T1">/incoming-orders</text:span> qui renvoie un <text:span text:style-name="T1">Multi&lt;OrderEvent&gt;</text:span> correspondant au topic <text:span text:style-name="T2">orders</text:span> au format <text:span text:style-name="T1">MediaType.SERVER_SENT_EVENTS</text:span></text:p>
        </text:list-item>
        <text:list-item>
          <text:p text:style-name="P58">Récupérer le fichier <text:span text:style-name="T1">orders.html</text:span> et le placer dans <text:span text:style-name="T1">src/main/resources/META-INF/resources</text:span></text:p>
        </text:list-item>
        <text:list-item>
          <text:p text:style-name="P58">Le comprendre</text:p>
        </text:list-item>
      </text:list>
      <text:p text:style-name="Text_20_body">Utiliser le script JMETER pour créer un certain nombre de commandes et visualiser les événements dans la page html : <text:span text:style-name="T6">h</text:span><text:span text:style-name="T2">ttp://&lt;server&gt;/orders.html</text:span></text:p>
      <text:p text:style-name="P14"/>
      <text:h text:style-name="P26" text:outline-level="1"><text:bookmark-start text:name="__RefHeading___Toc4151_1367180548"/>Ateliers 6 : Sécurité<text:bookmark-end text:name="__RefHeading___Toc4151_1367180548"/></text:h>
      <text:h text:style-name="P28" text:outline-level="2"><text:bookmark-start text:name="__RefHeading___Toc4121_1367180548"/>6.1 Authentification HTTP<text:bookmark-end text:name="__RefHeading___Toc4121_1367180548"/></text:h>
      <text:p text:style-name="Text_20_body">Sur le projet <text:span text:style-name="T1">order-service</text:span>, ajouter l’extension : <text:span text:style-name="T1">elytron-security-properties-file</text:span></text:p>
      <text:p text:style-name="Text_20_body">Activer l’authentification http basique</text:p>
      <text:p text:style-name="Code">quarkus.http.auth.basic=true</text:p>
      <text:p text:style-name="Text_20_body">Mettre en place un IdentityProvider basé sur un fichier .properties comme suit :</text:p>
      <text:p text:style-name="Code">%dev.quarkus.security.users.embedded.enabled=true</text:p>
      <text:p text:style-name="Code">%dev.quarkus.security.users.embedded.plain-text=true</text:p>
      <text:p text:style-name="Code">%dev.quarkus.security.users.embedded.users.client=client</text:p>
      <text:p text:style-name="Code">%dev.quarkus.security.users.embedded.users.manager=manager</text:p>
      <text:p text:style-name="Code">%dev.quarkus.security.users.embedded.roles.client=user</text:p>
      <text:p text:style-name="Code">%dev.quarkus.security.users.embedded.roles.manager=admin,user</text:p>
      <text:p text:style-name="Text_20_body">Utiliser les annotations afin que les endpoints</text:p>
      <text:list text:style-name="L23">
        <text:list-item>
          <text:p text:style-name="P59">GET (findAll) ne soit accessible que par le rôle admin</text:p>
        </text:list-item>
        <text:list-item>
          <text:p text:style-name="P59">POST createOrder par le rôle user</text:p>
        </text:list-item>
      </text:list>
      <text:h text:style-name="P28" text:outline-level="2"><text:bookmark-start text:name="__RefHeading___Toc4123_1367180548"/>6.2 OpenID Connect<text:bookmark-end text:name="__RefHeading___Toc4123_1367180548"/></text:h>
      <text:h text:style-name="P29" text:outline-level="3"><text:bookmark-start text:name="__RefHeading___Toc4125_1367180548"/>6.2.1 Mise en place<text:bookmark-end text:name="__RefHeading___Toc4125_1367180548"/></text:h>
      <text:p text:style-name="Text_20_body">Récupérer le projet <text:span text:style-name="T1">gateway</text:span> fourni.</text:p>
      <text:p text:style-name="Text_20_body">Visualiser le code source</text:p>
      <text:p text:style-name="Text_20_body">Démarrer les 2 projets et créer une commande en passant par la gateway</text:p>
      <text:h text:style-name="P29" text:outline-level="3"><text:bookmark-start text:name="__RefHeading___Toc4127_1367180548"/>6.2.2 OpenID Connect<text:bookmark-end text:name="__RefHeading___Toc4127_1367180548"/></text:h>
      <text:p text:style-name="Text_20_body">Sur le projet gateway, ajouter l’extension <text:span text:style-name="T1">quarkus-oidc</text:span></text:p>
      <text:p text:style-name="Text_20_body">Protéger la ressource Gateway via <text:span text:style-name="T1">@Authenticated</text:span></text:p>
      <text:p text:style-name="Text_20_body">Démarrer Gateway et accéder à la DevUI puis au lien OpenIDConnect</text:p>
      <text:p text:style-name="P18">Se logger avec bob/bob</text:p>
      <text:p text:style-name="P18">Observer le token d’accès et d’identification</text:p>
      <text:p text:style-name="Text_20_body">Créer une commande via Swagger</text:p>
      <text:p text:style-name="Text_20_body">Se connecter avec alice/alice et visualiser les jetons</text:p>
      <text:h text:style-name="P28" text:outline-level="2"><text:bookmark-start text:name="__RefHeading___Toc4129_1367180548"/>6.3 Propagation de jeton<text:bookmark-end text:name="__RefHeading___Toc4129_1367180548"/></text:h>
      <text:p text:style-name="Text_20_body">Ajouter l’extension <text:span text:style-name="T1">quarkus-oidc-token-propagation-reactive</text:span> au projet <text:span text:style-name="T2">gateway</text:span></text:p>
      <text:p text:style-name="Text_20_body">Application du filtre AccessTokenRequestReactiveFilter sur REST Client accédant à orders-service</text:p>
      <text:p text:style-name="Text_20_body"><text:soft-page-break/>Sur le projet order-service :</text:p>
      <text:list text:style-name="L24">
        <text:list-item>
          <text:p text:style-name="P60">Enlever l’extension elytron-security-properties-file</text:p>
        </text:list-item>
        <text:list-item>
          <text:p text:style-name="P60">Ajouter quarkus-oidc</text:p>
        </text:list-item>
      </text:list>
      <text:p text:style-name="Text_20_body">Remettre les contrôles d’accès sur les ressources de <text:span text:style-name="T2">order-service</text:span></text:p>
      <text:p text:style-name="Text_20_body">Tester via Swagger</text:p>
      <text:h text:style-name="P28" text:outline-level="2"><text:bookmark-start text:name="__RefHeading___Toc4131_1367180548"/>6.3 Client credentials<text:bookmark-end text:name="__RefHeading___Toc4131_1367180548"/></text:h>
      <text:p text:style-name="Text_20_body">Vérifier que le serveur Keycloak est démarré et que vous pouvez obtenir un jeton via :</text:p>
      <text:p text:style-name="Code">curl -X POST \</text:p>
      <text:p text:style-name="Code">-u "quarkus-app:secret" \</text:p>
      <text:p text:style-name="Code">-d "grant_type=client_credentials" \</text:p>
      <text:p text:style-name="Code">"http://localhost:&lt;port-keycloak&gt;/realms/quarkus/protocol/openid-connect/token"</text:p>
      <text:p text:style-name="Text_20_body">Démarrer notification-service</text:p>
      <text:p text:style-name="Text_20_body">Sur le projet order-service ajouter les extensions <text:span text:style-name="T1">quarkus-oidc-client</text:span> et <text:span text:style-name="T1">quarkus-oidc-client-reactive-filter</text:span></text:p>
      <text:p text:style-name="Text_20_body">Définir le serveur Keycloak et le client dans <text:span text:style-name="T2">application.properties</text:span></text:p>
      <text:p text:style-name="Code">quarkus.oidc-client.auth-server-url=http://localhost:32783/realms/quarkus</text:p>
      <text:p text:style-name="Code">quarkus.oidc-client.client-id=quarkus-app</text:p>
      <text:p text:style-name="Code">quarkus.oidc-client.credentials.secret=secret</text:p>
      <text:p text:style-name="Text_20_body">Modifier l’interface <text:span text:style-name="T2">NotificationService</text:span> afin que l’appel vers <text:span text:style-name="T2">notification-service</text:span> fournisse le jeton en appliquant le filtre <text:span text:style-name="T1">OidcClientRequestReactiveFilter</text:span></text:p>
      <text:p text:style-name="Text_20_body">Activer les traces pour les requêtes de RestClient</text:p>
      <text:p text:style-name="P6">quarkus.rest-client.logging.scope=request-response</text:p>
      <text:p text:style-name="P6">quarkus.rest-client.logging.body-limit=50</text:p>
      <text:p text:style-name="P6">quarkus.log.category."org.jboss.resteasy.reactive.client.logging".level=DEBUG</text:p>
      <text:p text:style-name="Text_20_body">Effectuer ensuite un création de commande via la gateway et visualiser les traces dans order-service lors de l’appel au service de notification.</text:p>
      <text:p text:style-name="Text_20_body">Vous devriez voir le jeton obtenu par order-service</text:p>
      <text:p text:style-name="Text_20_body">Visualiser le jeton sur jwt.io</text:p>
      <text:p text:style-name="Text_20_body">Le service notification peut alors être protégé.</text:p>
      <text:p text:style-name="Text_20_body">Y ajouter l’extension quarkus-oidc et ajouter l’acl <text:span text:style-name="T1">@Roles("default-roles-quarkus")</text:span></text:p>
      <text:p text:style-name="P14">Tester à nouveau</text:p>
      <text:p text:style-name="P14"/>
      <text:h text:style-name="P26" text:outline-level="1"><text:bookmark-start text:name="__RefHeading___Toc4153_1367180548"/>Atelier 7: Containers<text:bookmark-end text:name="__RefHeading___Toc4153_1367180548"/></text:h>
      <text:p text:style-name="Text_20_body">Objectifs</text:p>
      <text:list text:style-name="L25">
        <text:list-item>
          <text:p text:style-name="P61">Construction d’image</text:p>
        </text:list-item>
        <text:list-item>
          <text:p text:style-name="P61">Déploiement vers un cluster</text:p>
        </text:list-item>
        <text:list-item>
          <text:p text:style-name="P61">Remote development / Debug development</text:p>
        </text:list-item>
        <text:list-item>
          <text:p text:style-name="P61">Variables d’environnement et ConfigMap</text:p>
        </text:list-item>
      </text:list>
      <text:h text:style-name="P28" text:outline-level="2"><text:bookmark-start text:name="__RefHeading___Toc4133_1367180548"/>7.1 Construction d’image<text:bookmark-end text:name="__RefHeading___Toc4133_1367180548"/></text:h>
      <text:p text:style-name="Text_20_body">Nécessite un compte DockerHub</text:p>
      <text:p text:style-name="Text_20_body">Récupérer le projet delivery-service, il apporte les modifications suivantes :</text:p>
      <text:list text:style-name="L26">
        <text:list-item>
          <text:p text:style-name="P62">Mock du service notification-service durant les tests</text:p>
        </text:list-item>
        <text:list-item>
          <text:p text:style-name="P62">Définition d’une base H2 en profil prod</text:p>
        </text:list-item>
      </text:list>
      <text:p text:style-name="Text_20_body">Ajouter l’extension <text:span text:style-name="T1">container-image-jib</text:span> et supprimer <text:span text:style-name="T1">container-image-docker</text:span></text:p>
      <text:p text:style-name="Text_20_body">Indiquer le nom de l’image dans <text:span text:style-name="T2">application.properties</text:span>, DockerHub ne vous laissera pousser que des images préfixées par votre compte</text:p>
      <text:p text:style-name="Code">quarkus.container-image.image=dthibau/quarkus-delivery-service:1.0.0-SNAPSHOT</text:p>
      <text:p text:style-name="Text_20_body">Construire l’image en activant le profil de prod:</text:p>
      <text:p text:style-name="Code">quarkus build -Dquarkus.container-image.build=true -Dquarkus.profile=prod</text:p>
      <text:p text:style-name="Text_20_body">Ensuite push vers DockerHub</text:p>
      <text:p text:style-name="Code">docker login</text:p>
      <text:p text:style-name="Code">docker push dthibau/quarkus-delivery-service:1.0.0-SNAPSHOT</text:p>
      <text:p text:style-name="Text_20_body">Exécuter ensuite l’image dans l’environnement local et essayer d’accéder à l’application.Par exemple :</text:p>
      <text:p text:style-name="Code">docker run --network host dthibau/quarkus-delivery-service:1.0.0-SNAPSHOT</text:p>
      <text:h text:style-name="P28" text:outline-level="2"><text:bookmark-start text:name="__RefHeading___Toc4135_1367180548"/>7.2 Ressources Kubernetes<text:bookmark-end text:name="__RefHeading___Toc4135_1367180548"/></text:h>
      <text:p text:style-name="Text_20_body">Démarrer votre cluster Kubernetes</text:p>
      <text:p text:style-name="Text_20_body">Sur le projet delivery-service</text:p>
      <text:p text:style-name="Text_20_body">Ajouter l’extension <text:span text:style-name="T1">kind</text:span></text:p>
      <text:p text:style-name="Code">quarkus ext add quarkus-kind</text:p>
      <text:p text:style-name="Text_20_body">Effectuer un build et visualiser les ressources Kubernetes créées</text:p>
      <text:p text:style-name="Code">quarkus build</text:p>
      <text:p text:style-name="Text_20_body">Assurer vous que votre cluster Kubernetes est démarré et que votre client <text:span text:style-name="T2">kubectl</text:span> est effectif. Déployer les ressources sur votre cluster avec kubectl :</text:p>
      <text:p text:style-name="Code"><text:soft-page-break/>kubectl apply -f target/kubernetes/kind.yml</text:p>
      <text:p text:style-name="Text_20_body">Vérifier le démarrage du pod et la présence du service</text:p>
      <text:p text:style-name="Text_20_body">Effectuer un port-forward afin de pouvoir accéder au service via un port local :</text:p>
      <text:p text:style-name="Code">kubectl port-forward service/delivery-service 8001:80</text:p>
      <text:h text:style-name="P28" text:outline-level="2"><text:bookmark-start text:name="__RefHeading___Toc4137_1367180548"/>7.3 Remote development mode<text:bookmark-end text:name="__RefHeading___Toc4137_1367180548"/></text:h>
      <text:p text:style-name="Text_20_body">Supprimer les ressources <text:span text:style-name="T2">kubernetes</text:span> déployées manuellement :</text:p>
      <text:p text:style-name="Code">kubectl delete service delivery-service</text:p>
      <text:p text:style-name="Code">kubectl delete deployment delivery-service</text:p>
      <text:p text:style-name="Text_20_body">Ajouter les propriétés</text:p>
      <text:p text:style-name="Code">quarkus.kubernetes.deploy=true</text:p>
      <text:p text:style-name="Code">quarkus.kubernetes.namespace=default</text:p>
      <text:p text:style-name="P19">Effectuer un build et observer le déploiement automatique sur votre cluster</text:p>
      <text:p text:style-name="P19">Ajouter ensuite la configuration suivante :</text:p>
      <text:p text:style-name="Code">quarkus.kubernetes.service-type=node-port</text:p>
      <text:p text:style-name="Code">quarkus.package.type=mutable-jar</text:p>
      <text:p text:style-name="Code">quarkus.kubernetes.env.vars.quarkus-launch-devmode=true</text:p>
      <text:p text:style-name="Code">quarkus.live-reload.password=secret</text:p>
      <text:p text:style-name="Text_20_body">Supprimer les configurations spécifiques sur les ports http (sinon soucis sur la génération de la ressource service kind)</text:p>
      <text:p text:style-name="Text_20_body">Effectuer un déploiement, vérifier le remplacement du container</text:p>
      <text:p text:style-name="Code">kubectl get po -w</text:p>
      <text:p text:style-name="Text_20_body">Lors la nouvelle version est déployée, vérifier les logs :</text:p>
      <text:p text:style-name="Code">kubectl logs &lt;pod-id&gt;</text:p>
      <text:p text:style-name="Text_20_body">afin d’y voir :</text:p>
      <text:p text:style-name="P11">(Quarkus Main Thread) Profile dev activated. Live Coding activated.</text:p>
      <text:p text:style-name="Text_20_body">Récupérer le host de votre cluster kind</text:p>
      <text:p text:style-name="Code">export CLUSTER_HOST=$(kubectl get po -l</text:p>
      <text:p text:style-name="Code">app.kubernetes.io/name=delivery-service -n default -o</text:p>
      <text:p text:style-name="Code">jsonpath='{.items[0].status.hostIP}')</text:p>
      <text:p text:style-name="Code">export NODE_PORT=$(kubectl -n default get service</text:p>
      <text:p text:style-name="Code">delivery-service -o</text:p>
      <text:p text:style-name="Code">jsonpath='{.spec.ports[0].nodePort}'')</text:p>
      <text:p text:style-name="Text_20_body"><text:soft-page-break/>Accéder à l’URL <text:span text:style-name="T1">http://$CLUSTER_HOST:$NODE_PORT</text:span></text:p>
      <text:p text:style-name="Text_20_body">Vous devez voir la page de Bienvenue de Quarkus</text:p>
      <text:p text:style-name="Text_20_body">Indiquer cette URL dans la propriété :</text:p>
      <text:p text:style-name="Code">quarkus.live-reload.url</text:p>
      <text:p text:style-name="Text_20_body">Lancer ensuite :</text:p>
      <text:p text:style-name="Code">mvn quarkus:remote-dev</text:p>
      <text:p text:style-name="Text_20_body">Vous devez voir : <text:span text:style-name="T2">Connected to remote server</text:span></text:p>
      <text:p text:style-name="P14">Modifier le source et faire reload dans le navigateur. Le container devrait être déployé avec la modification.</text:p>
      <text:p text:style-name="P14"/>
      <text:h text:style-name="P26" text:outline-level="1"><text:bookmark-start text:name="__RefHeading___Toc4155_1367180548"/>Ateliers 8. Observabilité<text:bookmark-end text:name="__RefHeading___Toc4155_1367180548"/></text:h>
      <text:h text:style-name="P28" text:outline-level="2"><text:bookmark-start text:name="__RefHeading___Toc4139_1367180548"/>8.1 Health check<text:bookmark-end text:name="__RefHeading___Toc4139_1367180548"/></text:h>
      <text:p text:style-name="Text_20_body">Sur le projet <text:span text:style-name="T2">delivery-service</text:span></text:p>
      <text:p text:style-name="Text_20_body">Ajouter l’extension <text:span text:style-name="T1">quarkus-smallrye-health</text:span></text:p>
      <text:p text:style-name="Text_20_body">Démarre le projet via</text:p>
      <text:p text:style-name="Code">mvn quarkus:remote-dev</text:p>
      <text:p text:style-name="Text_20_body">Visualisation les endpoints de health</text:p>
      <text:p text:style-name="Text_20_body">Créer une nouvelle classe org.formation.DiskSpaceHealthCheck avec le code suivant :</text:p>
      <text:p text:style-name="Code">@Startup</text:p>
      <text:p text:style-name="Code">@ApplicationScoped</text:p>
      <text:p text:style-name="Code">public class DiskSpaceHealthCheck implements HealthCheck{</text:p>
      <text:p text:style-name="Code">private static final long MINIMUM_DISK_SPACE_REQUIRED = 1_000_000_000; // 1 GB</text:p>
      <text:p text:style-name="Code">@Override</text:p>
      <text:p text:style-name="Code">public HealthCheckResponse call() {</text:p>
      <text:p text:style-name="Code">long freeDiskSpace = getFreeDiskSpace();</text:p>
      <text:p text:style-name="Code">if (freeDiskSpace &gt;= MINIMUM_DISK_SPACE_REQUIRED) {</text:p>
      <text:p text:style-name="Code">return HealthCheckResponse</text:p>
      <text:p text:style-name="Code">.named("disk-space")</text:p>
      <text:p text:style-name="Code">.up()</text:p>
      <text:p text:style-name="Code">.withData("freeDiskSpace", freeDiskSpace)</text:p>
      <text:p text:style-name="Code">.build();</text:p>
      <text:p text:style-name="Code">} else {</text:p>
      <text:p text:style-name="Code">return HealthCheckResponse</text:p>
      <text:p text:style-name="Code">.named("disk-space")</text:p>
      <text:p text:style-name="Code">.down()</text:p>
      <text:p text:style-name="Code">.withData("freeDiskSpace", freeDiskSpace)</text:p>
      <text:p text:style-name="Code">.withData("message", "Insufficient disk space.")</text:p>
      <text:p text:style-name="Code">.build();</text:p>
      <text:p text:style-name="Code">}</text:p>
      <text:p text:style-name="Code"><text:soft-page-break/>}</text:p>
      <text:p text:style-name="Code">private long getFreeDiskSpace() {</text:p>
      <text:p text:style-name="Code">File root = new File("/");</text:p>
      <text:p text:style-name="Code">return root.getUsableSpace();</text:p>
      <text:p text:style-name="Code">}</text:p>
      <text:p text:style-name="Code">}</text:p>
      <text:p text:style-name="Code">Recharger les URLS</text:p>
      <text:list text:style-name="L27">
        <text:list-item>
          <text:p text:style-name="P63">http://$CLUSTER_HOST:$NODE_PORT/q/health/</text:p>
        </text:list-item>
        <text:list-item>
          <text:p text:style-name="P63">http://$CLUSTER_HOST:$NODE_PORT/q/health/started</text:p>
        </text:list-item>
      </text:list>
      <text:h text:style-name="Heading_20_2" text:outline-level="2"><text:bookmark-start text:name="__RefHeading___Toc4141_1367180548"/>8.2 Tracing distribué<text:bookmark-end text:name="__RefHeading___Toc4141_1367180548"/></text:h>
      <text:p text:style-name="Text_20_body">Démarrer un serveur Jaeger</text:p>
      <text:p text:style-name="Code">docker run -p 5775:5775/udp -p 6831:6831/udp -p 6832:6832/udp -p 5778:5778 -p 16686:16686 -p 14268:14268 jaegertracing/all-in-one:latest</text:p>
      <text:p text:style-name="Text_20_body">Enlever les tests de sécurité sur notification-service</text:p>
      <text:p text:style-name="Text_20_body">Supprimer l’extension <text:span text:style-name="T2">quarkus-oidc</text:span></text:p>
      <text:p text:style-name="Code">quarkus ext remove quarkus-oidc</text:p>
      <text:p text:style-name="Text_20_body">Ajouter l’extension <text:span text:style-name="T1">quarkus-smallrye-opentracing</text:span></text:p>
      <text:p text:style-name="Text_20_body">Mettre à jour les propriétés</text:p>
      <text:p text:style-name="Code">quarkus.jaeger.service-name=notification-service</text:p>
      <text:p text:style-name="Code">quarkus.jaeger.sampler-type=const</text:p>
      <text:p text:style-name="Code">quarkus.jaeger.sampler-param=1</text:p>
      <text:p text:style-name="Code">quarkus.log.console.format=%d{HH:mm:ss} %-5p traceId=</text:p>
      <text:p text:style-name="Code">%X{traceId}, parentId=%X{parentId}, spanId=%X{spanId},</text:p>
      <text:p text:style-name="Code">sampled=%X{sampled} [%c{2.}] (%t) %s%e%n</text:p>
      <text:p text:style-name="Text_20_body">Démarrer le service</text:p>
      <text:p text:style-name="Text_20_body">Faire la même chose pour delivery-service</text:p>
      <text:p text:style-name="Text_20_body">Accéder à delivery-service et faire quelques requêtes, en particulier création d’une</text:p>
      <text:p text:style-name="Text_20_body">livraison.</text:p>
      <text:p text:style-name="Text_20_body">Observer les traces des services, vous devez y voir les traces d’OpenTracing in<text:span text:style-name="T14">d</text:span>iquant des <text:span text:style-name="T2">traceId</text:span> et des <text:span text:style-name="T2">spanIds</text:span></text:p>
      <text:p text:style-name="Text_20_body">Accéder à Jaeger : http://localhost:16686/</text:p>
      <text:p text:style-name="P19">Retrouver les traces de vos appels.</text:p>
      <text:h text:style-name="Heading_20_2" text:outline-level="2"><text:bookmark-start text:name="__RefHeading___Toc4161_1367180548"/><text:soft-page-break/>8.3 Métriques<text:bookmark-end text:name="__RefHeading___Toc4161_1367180548"/></text:h>
      <text:p text:style-name="Text_20_body">Sur le projet delivery-service</text:p>
      <text:p text:style-name="Text_20_body">Ajouter les extensions :</text:p>
      <text:list text:style-name="L28">
        <text:list-item>
          <text:p text:style-name="P49">quarkus-micrometer</text:p>
        </text:list-item>
        <text:list-item>
          <text:p text:style-name="P49">micrometer-registry-prometheus</text:p>
        </text:list-item>
      </text:list>
      <text:p text:style-name="Text_20_body">Démarrer et accéder à la page Prometheus (lien accessible dans la DevUI)</text:p>
      <text:p text:style-name="Code">http://localhost:8080/q/dev-ui/io.quarkus.quarkus-micrometer/prometheus</text:p>
      <text:p text:style-name="Text_20_body">Effectuer quelques appels via l’API</text:p>
      <text:p text:style-name="Text_20_body">Ajouter ensuite les métriques pour la base de données :</text:p>
      <text:p text:style-name="Code">quarkus.datasource.metrics.enabled=tr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374cm" style:contextual-spacing="false" fo:background-color="#b2b2b2"/>
      <style:text-properties style:font-name="Courier New" fo:font-family="'Courier New'" style:font-family-generic="modern" style:font-pitch="fixed" fo:font-size="12pt" fo:font-weight="bold" fo:background-color="#b2b2b2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1-12T00:03:08.823269238</dc:date>
    <meta:editing-duration>P34DT16H45M37S</meta:editing-duration>
    <meta:editing-cycles>412</meta:editing-cycles>
    <meta:generator>LibreOffice/24.2.7.2$Linux_X86_64 LibreOffice_project/420$Build-2</meta:generator>
    <meta:print-date>2025-10-09T08:55:45.664562132</meta:print-date>
    <meta:printed-by>Fichiers PDF</meta:printed-by>
    <meta:document-statistic meta:table-count="0" meta:image-count="0" meta:object-count="0" meta:page-count="22" meta:paragraph-count="592" meta:word-count="3078" meta:character-count="24173" meta:non-whitespace-character-count="21646"/>
  </office:meta>
</office:document-meta>
</file>